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text-underline-style="solid" style:text-underline-width="auto" style:text-underline-color="font-color"/>
    </style:style>
    <style:style style:name="P4" style:family="paragraph" style:parent-style-name="Standard">
      <style:paragraph-properties fo:text-align="start" style:justify-single-word="false"/>
      <style:text-properties style:text-underline-style="solid" style:text-underline-width="auto" style:text-underline-color="font-color" officeooo:paragraph-rsid="000e69ee"/>
    </style:style>
    <style:style style:name="P5" style:family="paragraph" style:parent-style-name="Standard">
      <style:paragraph-properties fo:text-align="start" style:justify-single-word="false"/>
      <style:text-properties style:text-underline-style="solid" style:text-underline-width="auto" style:text-underline-color="font-color" officeooo:paragraph-rsid="001267e4"/>
    </style:style>
    <style:style style:name="P6" style:family="paragraph" style:parent-style-name="Standard">
      <style:paragraph-properties fo:text-align="start" style:justify-single-word="false"/>
      <style:text-properties style:text-underline-style="solid" style:text-underline-width="auto" style:text-underline-color="font-color" officeooo:paragraph-rsid="0015a09b"/>
    </style:style>
    <style:style style:name="P7" style:family="paragraph" style:parent-style-name="Standard">
      <style:paragraph-properties fo:text-align="start" style:justify-single-word="false"/>
      <style:text-properties style:text-underline-style="solid" style:text-underline-width="auto" style:text-underline-color="font-color" officeooo:paragraph-rsid="001eb2a7"/>
    </style:style>
    <style:style style:name="P8" style:family="paragraph" style:parent-style-name="Standard">
      <style:paragraph-properties fo:text-align="start" style:justify-single-word="false"/>
      <style:text-properties style:text-underline-style="solid" style:text-underline-width="auto" style:text-underline-color="font-color" officeooo:rsid="0014eb05" officeooo:paragraph-rsid="001834ae"/>
    </style:style>
    <style:style style:name="P9" style:family="paragraph" style:parent-style-name="Standard">
      <style:paragraph-properties fo:text-align="start" style:justify-single-word="false"/>
      <style:text-properties style:text-underline-style="solid" style:text-underline-width="auto" style:text-underline-color="font-color" officeooo:rsid="001eb2a7" officeooo:paragraph-rsid="001eb2a7"/>
    </style:style>
    <style:style style:name="P10" style:family="paragraph" style:parent-style-name="Standard">
      <style:text-properties style:text-underline-style="none"/>
    </style:style>
    <style:style style:name="P11" style:family="paragraph" style:parent-style-name="Standard">
      <style:paragraph-properties fo:text-align="justify" style:justify-single-word="false"/>
      <style:text-properties style:text-underline-style="none"/>
    </style:style>
    <style:style style:name="P12" style:family="paragraph" style:parent-style-name="Standard">
      <style:paragraph-properties fo:text-align="justify" style:justify-single-word="false"/>
      <style:text-properties style:text-underline-style="none" officeooo:paragraph-rsid="001267e4"/>
    </style:style>
    <style:style style:name="P13" style:family="paragraph" style:parent-style-name="Standard">
      <style:paragraph-properties fo:text-align="justify" style:justify-single-word="false"/>
      <style:text-properties style:text-underline-style="none" officeooo:paragraph-rsid="001834ae"/>
    </style:style>
    <style:style style:name="P14" style:family="paragraph" style:parent-style-name="Standard">
      <style:paragraph-properties fo:text-align="justify" style:justify-single-word="false"/>
      <style:text-properties style:text-underline-style="none" officeooo:paragraph-rsid="001a1fb7"/>
    </style:style>
    <style:style style:name="P15" style:family="paragraph" style:parent-style-name="Standard">
      <style:paragraph-properties fo:text-align="justify" style:justify-single-word="false"/>
      <style:text-properties style:text-underline-style="none" officeooo:paragraph-rsid="001d389a"/>
    </style:style>
    <style:style style:name="P16" style:family="paragraph" style:parent-style-name="Standard">
      <style:paragraph-properties fo:text-align="justify" style:justify-single-word="false"/>
      <style:text-properties style:text-underline-style="none" officeooo:paragraph-rsid="001eb2a7"/>
    </style:style>
    <style:style style:name="P17" style:family="paragraph" style:parent-style-name="Standard">
      <style:paragraph-properties fo:text-align="start" style:justify-single-word="false"/>
      <style:text-properties style:text-underline-style="none"/>
    </style:style>
    <style:style style:name="P18" style:family="paragraph" style:parent-style-name="Standard">
      <style:paragraph-properties fo:text-align="justify" style:justify-single-word="false"/>
      <style:text-properties style:text-underline-style="none" officeooo:rsid="00357dc1" officeooo:paragraph-rsid="001e9da7"/>
    </style:style>
    <style:style style:name="P19" style:family="paragraph" style:parent-style-name="Standard">
      <style:paragraph-properties fo:text-align="justify" style:justify-single-word="false"/>
    </style:style>
    <style:style style:name="P20" style:family="paragraph" style:parent-style-name="Standard">
      <style:paragraph-properties fo:text-align="start" style:justify-single-word="false"/>
      <style:text-properties officeooo:paragraph-rsid="00164bce"/>
    </style:style>
    <style:style style:name="P21" style:family="paragraph" style:parent-style-name="Standard">
      <style:paragraph-properties fo:text-align="start" style:justify-single-word="false"/>
      <style:text-properties officeooo:paragraph-rsid="001267e4"/>
    </style:style>
    <style:style style:name="P22" style:family="paragraph" style:parent-style-name="Standard">
      <style:paragraph-properties fo:text-align="start" style:justify-single-word="false"/>
      <style:text-properties officeooo:paragraph-rsid="001eb2a7"/>
    </style:style>
    <style:style style:name="P23" style:family="paragraph" style:parent-style-name="Standard">
      <style:paragraph-properties fo:text-align="justify" style:justify-single-word="false"/>
      <style:text-properties fo:language="de" fo:country="DE" style:text-underline-style="none" officeooo:rsid="001a1fb7" officeooo:paragraph-rsid="001a1fb7"/>
    </style:style>
    <style:style style:name="P24" style:family="paragraph" style:parent-style-name="Standard">
      <style:text-properties officeooo:rsid="0025f51c" officeooo:paragraph-rsid="001d389a"/>
    </style:style>
    <style:style style:name="P25" style:family="paragraph" style:parent-style-name="Standard">
      <style:text-properties officeooo:paragraph-rsid="001d389a"/>
    </style:style>
    <style:style style:name="P26" style:family="paragraph" style:parent-style-name="Standard">
      <style:text-properties officeooo:rsid="002dd32b" officeooo:paragraph-rsid="001d389a"/>
    </style:style>
    <style:style style:name="P27" style:family="paragraph" style:parent-style-name="Standard">
      <style:text-properties officeooo:paragraph-rsid="001eb2a7"/>
    </style:style>
    <style:style style:name="P28" style:family="paragraph" style:parent-style-name="Contents_20_3">
      <style:paragraph-properties fo:text-align="justify" style:justify-single-word="false"/>
    </style:style>
    <style:style style:name="P29" style:family="paragraph" style:parent-style-name="Contents_20_3">
      <style:paragraph-properties fo:text-align="justify" style:justify-single-word="false"/>
      <style:text-properties officeooo:paragraph-rsid="000e69ee"/>
    </style:style>
    <style:style style:name="P30" style:family="paragraph" style:parent-style-name="Contents_20_3">
      <style:paragraph-properties fo:text-align="justify" style:justify-single-word="false"/>
      <style:text-properties officeooo:rsid="000e69ee" officeooo:paragraph-rsid="000e69e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Standard">
      <style:paragraph-properties fo:text-align="start" style:justify-single-word="false" fo:break-before="page"/>
      <style:text-properties officeooo:paragraph-rsid="00164bce"/>
    </style:style>
    <style:style style:name="P33" style:family="paragraph" style:parent-style-name="Contents_20_3">
      <style:paragraph-properties fo:text-align="justify" style:justify-single-word="false" fo:break-before="page"/>
      <style:text-properties officeooo:paragraph-rsid="000e69e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Standard" style:list-style-name="L1"/>
    <style:style style:name="P37" style:family="paragraph" style:parent-style-name="Standard" style:list-style-name="L1">
      <style:paragraph-properties fo:text-align="start" style:justify-single-word="false"/>
    </style:style>
    <style:style style:name="P38" style:family="paragraph" style:parent-style-name="Standard" style:list-style-name="L9">
      <style:paragraph-properties fo:text-align="start" style:justify-single-word="false"/>
      <style:text-properties officeooo:paragraph-rsid="001834ae"/>
    </style:style>
    <style:style style:name="P39" style:family="paragraph" style:parent-style-name="Standard" style:list-style-name="L10">
      <style:paragraph-properties fo:text-align="start" style:justify-single-word="false"/>
      <style:text-properties officeooo:paragraph-rsid="00164bce"/>
    </style:style>
    <style:style style:name="P40" style:family="paragraph" style:parent-style-name="Standard" style:list-style-name="L11">
      <style:paragraph-properties fo:text-align="start" style:justify-single-word="false"/>
      <style:text-properties officeooo:paragraph-rsid="0015a09b"/>
    </style:style>
    <style:style style:name="P41" style:family="paragraph" style:parent-style-name="Standard" style:list-style-name="L1">
      <style:paragraph-properties fo:text-align="justify" style:justify-single-word="false"/>
    </style:style>
    <style:style style:name="P42" style:family="paragraph" style:parent-style-name="Standard" style:list-style-name="L19">
      <style:paragraph-properties fo:text-align="justify" style:justify-single-word="false"/>
    </style:style>
    <style:style style:name="P43" style:family="paragraph" style:parent-style-name="Standard" style:list-style-name="L2">
      <style:paragraph-properties fo:text-align="justify" style:justify-single-word="false"/>
      <style:text-properties style:text-underline-style="none"/>
    </style:style>
    <style:style style:name="P44" style:family="paragraph" style:parent-style-name="Standard" style:list-style-name="L4">
      <style:paragraph-properties fo:text-align="justify" style:justify-single-word="false"/>
      <style:text-properties style:text-underline-style="none"/>
    </style:style>
    <style:style style:name="P45" style:family="paragraph" style:parent-style-name="Standard" style:list-style-name="L5">
      <style:paragraph-properties fo:text-align="justify" style:justify-single-word="false"/>
      <style:text-properties style:text-underline-style="none"/>
    </style:style>
    <style:style style:name="P46" style:family="paragraph" style:parent-style-name="Standard" style:list-style-name="L6">
      <style:paragraph-properties fo:text-align="justify" style:justify-single-word="false"/>
      <style:text-properties style:text-underline-style="none"/>
    </style:style>
    <style:style style:name="P47" style:family="paragraph" style:parent-style-name="Standard" style:list-style-name="L7">
      <style:paragraph-properties fo:text-align="justify" style:justify-single-word="false"/>
      <style:text-properties style:text-underline-style="none"/>
    </style:style>
    <style:style style:name="P48" style:family="paragraph" style:parent-style-name="Standard" style:list-style-name="L17">
      <style:paragraph-properties fo:text-align="justify" style:justify-single-word="false"/>
      <style:text-properties style:text-underline-style="none"/>
    </style:style>
    <style:style style:name="P49" style:family="paragraph" style:parent-style-name="Standard" style:list-style-name="L18">
      <style:paragraph-properties fo:text-align="justify" style:justify-single-word="false"/>
      <style:text-properties style:text-underline-style="none"/>
    </style:style>
    <style:style style:name="P50" style:family="paragraph" style:parent-style-name="Standard" style:list-style-name="L8">
      <style:paragraph-properties fo:text-align="start" style:justify-single-word="false"/>
      <style:text-properties style:text-underline-style="none" officeooo:rsid="001eb2a7" officeooo:paragraph-rsid="001eb2a7"/>
    </style:style>
    <style:style style:name="P51" style:family="paragraph" style:parent-style-name="Standard" style:list-style-name="L9">
      <style:paragraph-properties fo:text-align="start" style:justify-single-word="false"/>
      <style:text-properties style:text-underline-style="none" officeooo:paragraph-rsid="001834ae"/>
    </style:style>
    <style:style style:name="P52" style:family="paragraph" style:parent-style-name="Standard" style:list-style-name="L15">
      <style:paragraph-properties fo:text-align="start" style:justify-single-word="false"/>
      <style:text-properties style:text-underline-style="none"/>
    </style:style>
    <style:style style:name="P53" style:family="paragraph" style:parent-style-name="Standard" style:list-style-name="L16">
      <style:paragraph-properties fo:text-align="start" style:justify-single-word="false"/>
      <style:text-properties style:text-underline-style="none"/>
    </style:style>
    <style:style style:name="P54" style:family="paragraph" style:parent-style-name="Standard">
      <style:paragraph-properties fo:text-align="start" style:justify-single-word="false"/>
      <style:text-properties style:text-underline-style="none" officeooo:paragraph-rsid="001eb2a7"/>
    </style:style>
    <style:style style:name="P55" style:family="paragraph" style:parent-style-name="Standard" style:list-style-name="L10">
      <style:paragraph-properties fo:text-align="start" style:justify-single-word="false"/>
      <style:text-properties style:text-underline-style="none" officeooo:rsid="0006ce2e" officeooo:paragraph-rsid="00164bce"/>
    </style:style>
    <style:style style:name="P56" style:family="paragraph" style:parent-style-name="Standard" style:list-style-name="L11">
      <style:paragraph-properties fo:text-align="start" style:justify-single-word="false"/>
      <style:text-properties style:text-underline-style="none" officeooo:rsid="0015a09b" officeooo:paragraph-rsid="0015a09b"/>
    </style:style>
    <style:style style:name="P57" style:family="paragraph" style:parent-style-name="Standard" style:list-style-name="L12">
      <style:paragraph-properties fo:text-align="start" style:justify-single-word="false"/>
      <style:text-properties style:text-underline-style="none" officeooo:rsid="00015807" officeooo:paragraph-rsid="0014eb05"/>
    </style:style>
    <style:style style:name="P58" style:family="paragraph" style:parent-style-name="Standard" style:list-style-name="L12">
      <style:paragraph-properties fo:text-align="start" style:justify-single-word="false"/>
      <style:text-properties style:text-underline-style="none" officeooo:rsid="0014eb05" officeooo:paragraph-rsid="0014eb05"/>
    </style:style>
    <style:style style:name="P59" style:family="paragraph" style:parent-style-name="Standard" style:list-style-name="L13">
      <style:paragraph-properties fo:text-align="start" style:justify-single-word="false"/>
      <style:text-properties style:text-underline-style="none" officeooo:rsid="000e8f45" officeooo:paragraph-rsid="001267e4"/>
    </style:style>
    <style:style style:name="P60" style:family="paragraph" style:parent-style-name="Standard" style:list-style-name="L14">
      <style:paragraph-properties fo:text-align="start" style:justify-single-word="false"/>
      <style:text-properties style:text-underline-style="none" officeooo:rsid="000e8f45" officeooo:paragraph-rsid="000e8f45"/>
    </style:style>
    <style:style style:name="P61" style:family="paragraph" style:parent-style-name="Standard" style:list-style-name="L3"/>
    <style:style style:name="P62" style:family="paragraph" style:parent-style-name="Standard" style:list-style-name="L8">
      <style:paragraph-properties fo:text-align="start" style:justify-single-word="false"/>
      <style:text-properties style:text-underline-style="solid" style:text-underline-width="auto" style:text-underline-color="font-color" officeooo:rsid="001eb2a7" officeooo:paragraph-rsid="001eb2a7"/>
    </style:style>
    <style:style style:name="P63" style:family="paragraph" style:parent-style-name="Standard">
      <style:paragraph-properties fo:text-align="start" style:justify-single-word="false"/>
      <style:text-properties style:text-underline-style="solid" style:text-underline-width="auto" style:text-underline-color="font-color" officeooo:rsid="0014eb05" officeooo:paragraph-rsid="00164bce"/>
    </style:style>
    <style:style style:name="P64" style:family="paragraph" style:parent-style-name="Standard" style:list-style-name="L11">
      <style:paragraph-properties fo:text-align="start" style:justify-single-word="false"/>
      <style:text-properties style:text-underline-style="solid" style:text-underline-width="auto" style:text-underline-color="font-color" officeooo:rsid="00015807" officeooo:paragraph-rsid="00164bce"/>
    </style:style>
    <style:style style:name="P65" style:family="paragraph" style:parent-style-name="Standard" style:list-style-name="L11">
      <style:paragraph-properties fo:text-align="start" style:justify-single-word="false"/>
      <style:text-properties style:text-underline-style="solid" style:text-underline-width="auto" style:text-underline-color="font-color" officeooo:rsid="00015807" officeooo:paragraph-rsid="0015a09b"/>
    </style:style>
    <style:style style:name="P66" style:family="paragraph" style:parent-style-name="Standard" style:list-style-name="L13">
      <style:paragraph-properties fo:text-align="start" style:justify-single-word="false"/>
      <style:text-properties style:text-underline-style="solid" style:text-underline-width="auto" style:text-underline-color="font-color" officeooo:rsid="001267e4" officeooo:paragraph-rsid="00140cf6"/>
    </style:style>
    <style:style style:name="P67" style:family="paragraph" style:parent-style-name="Standard" style:list-style-name="L14">
      <style:paragraph-properties fo:text-align="start" style:justify-single-word="false"/>
      <style:text-properties style:text-underline-style="solid" style:text-underline-width="auto" style:text-underline-color="font-color" officeooo:rsid="000e8f45" officeooo:paragraph-rsid="000e8f45"/>
    </style:style>
    <style:style style:name="P68" style:family="paragraph" style:parent-style-name="Standard" style:list-style-name="L5">
      <style:paragraph-properties fo:text-align="justify" style:justify-single-word="false" fo:break-before="page"/>
      <style:text-properties style:text-underline-style="none"/>
    </style:style>
    <style:style style:name="P69" style:family="paragraph" style:parent-style-name="Standard" style:list-style-name="L17">
      <style:paragraph-properties fo:margin-left="0cm" fo:margin-right="0cm" fo:text-align="justify" style:justify-single-word="false" fo:text-indent="-0.635cm" style:auto-text-indent="false"/>
      <style:text-properties style:text-underline-style="none" officeooo:paragraph-rsid="0014eb05"/>
    </style:style>
    <style:style style:name="P70" style:family="paragraph" style:parent-style-name="Contents_20_3">
      <style:paragraph-properties fo:text-align="justify" style:justify-single-word="false"/>
      <style:text-properties style:text-underline-style="solid" style:text-underline-width="auto" style:text-underline-color="font-color" fo:font-weight="bold" officeooo:paragraph-rsid="000e69ee" style:font-weight-asian="bold" style:font-weight-complex="bold"/>
    </style:style>
    <style:style style:name="P71" style:family="paragraph" style:parent-style-name="ANleitung_20_1" style:list-style-name=""/>
    <style:style style:name="P72" style:family="paragraph" style:parent-style-name="ANleitung_20_1">
      <style:paragraph-properties fo:text-align="justify" style:justify-single-word="false"/>
    </style:style>
    <style:style style:name="P73" style:family="paragraph" style:parent-style-name="ANleitung_20_1">
      <style:paragraph-properties fo:text-align="justify" style:justify-single-word="false"/>
      <style:text-properties officeooo:paragraph-rsid="001d389a"/>
    </style:style>
    <style:style style:name="P74" style:family="paragraph" style:parent-style-name="ANleitung_20_1">
      <style:paragraph-properties fo:break-before="page"/>
    </style:style>
    <style:style style:name="P75" style:family="paragraph" style:parent-style-name="Anleitung_20_3" style:list-style-name="">
      <style:paragraph-properties fo:text-align="justify" style:justify-single-word="false"/>
    </style:style>
    <style:style style:name="P76" style:family="paragraph" style:parent-style-name="Anleitung_20_3">
      <style:paragraph-properties fo:text-align="justify" style:justify-single-word="false" fo:break-before="page"/>
    </style:style>
    <style:style style:name="P77" style:family="paragraph" style:parent-style-name="Anleitung_20_2">
      <style:paragraph-properties fo:text-align="justify" style:justify-single-word="false"/>
    </style:style>
    <style:style style:name="P78" style:family="paragraph" style:parent-style-name="Anleitung_20_2">
      <style:text-properties officeooo:rsid="0025f51c" officeooo:paragraph-rsid="001d389a"/>
    </style:style>
    <style:style style:name="P79" style:family="paragraph" style:parent-style-name="Anleitung_20_2" style:list-style-name=""/>
    <style:style style:name="P80" style:family="paragraph" style:parent-style-name="Anleitung_20_2">
      <style:text-properties officeooo:paragraph-rsid="001d389a"/>
    </style:style>
    <style:style style:name="P81" style:family="paragraph" style:parent-style-name="Anleitung_20_2">
      <style:paragraph-properties fo:break-before="page"/>
    </style:style>
    <style:style style:name="P82" style:family="paragraph" style:parent-style-name="Preformatted_20_Text" style:list-style-name="L10">
      <style:paragraph-properties fo:text-align="start" style:justify-single-word="false"/>
      <style:text-properties fo:color="#008000" officeooo:paragraph-rsid="00164bce"/>
    </style:style>
    <style:style style:name="P83" style:family="paragraph" style:parent-style-name="Preformatted_20_Text" style:list-style-name="L10">
      <style:paragraph-properties fo:text-align="start" style:justify-single-word="false"/>
      <style:text-properties fo:color="#008000" style:text-underline-style="none" officeooo:rsid="0006ce2e" officeooo:paragraph-rsid="00164bce"/>
    </style:style>
    <style:style style:name="T1" style:family="text">
      <style:text-properties style:text-underline-style="none"/>
    </style:style>
    <style:style style:name="T2" style:family="text">
      <style:text-properties style:text-underline-style="none" officeooo:rsid="00140cf6"/>
    </style:style>
    <style:style style:name="T3" style:family="text">
      <style:text-properties style:text-underline-style="none" officeooo:rsid="0015a09b"/>
    </style:style>
    <style:style style:name="T4" style:family="text">
      <style:text-properties style:text-underline-style="none" officeooo:rsid="0006ce2e"/>
    </style:style>
    <style:style style:name="T5" style:family="text">
      <style:text-properties style:text-underline-style="none" officeooo:rsid="0011cbe6"/>
    </style:style>
    <style:style style:name="T6" style:family="text">
      <style:text-properties style:text-underline-style="none" officeooo:rsid="001ae5f1"/>
    </style:style>
    <style:style style:name="T7" style:family="text">
      <style:text-properties style:text-underline-style="none" officeooo:rsid="001834ae"/>
    </style:style>
    <style:style style:name="T8" style:family="text">
      <style:text-properties fo:font-size="16pt" style:font-size-asian="16pt" style:font-size-complex="16pt"/>
    </style:style>
    <style:style style:name="T9" style:family="text">
      <style:text-properties fo:font-size="16pt" officeooo:rsid="001ae5f1" style:font-size-asian="16pt" style:font-size-complex="16pt"/>
    </style:style>
    <style:style style:name="T10" style:family="text">
      <style:text-properties fo:font-size="16pt" officeooo:rsid="001d389a" style:font-size-asian="16pt" style:font-size-complex="16pt"/>
    </style:style>
    <style:style style:name="T11" style:family="text">
      <style:text-properties fo:font-size="16pt" officeooo:rsid="001eb2a7" style:font-size-asian="16pt" style:font-size-complex="16pt"/>
    </style:style>
    <style:style style:name="T12"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officeooo:rsid="001267e4"/>
    </style:style>
    <style:style style:name="T16" style:family="text">
      <style:text-properties style:text-underline-style="solid" style:text-underline-width="auto" style:text-underline-color="font-color" officeooo:rsid="0014eb05"/>
    </style:style>
    <style:style style:name="T17" style:family="text">
      <style:text-properties style:text-underline-style="solid" style:text-underline-width="auto" style:text-underline-color="font-color" officeooo:rsid="0015a09b"/>
    </style:style>
    <style:style style:name="T18" style:family="text">
      <style:text-properties style:text-underline-style="solid" style:text-underline-width="auto" style:text-underline-color="font-color" officeooo:rsid="00015807"/>
    </style:style>
    <style:style style:name="T19" style:family="text">
      <style:text-properties style:text-underline-style="solid" style:text-underline-width="auto" style:text-underline-color="font-color" officeooo:rsid="00164bce"/>
    </style:style>
    <style:style style:name="T20" style:family="text">
      <style:text-properties fo:font-size="32pt" style:font-size-asian="32pt" style:font-size-complex="32pt"/>
    </style:style>
    <style:style style:name="T21" style:family="text">
      <style:text-properties fo:font-size="32pt" officeooo:rsid="001267e4" style:font-size-asian="32pt" style:font-size-complex="32pt"/>
    </style:style>
    <style:style style:name="T22" style:family="text">
      <style:text-properties fo:font-size="32pt" officeooo:rsid="001d389a" style:font-size-asian="32pt" style:font-size-complex="32pt"/>
    </style:style>
    <style:style style:name="T23" style:family="text">
      <style:text-properties officeooo:rsid="000e69ee"/>
    </style:style>
    <style:style style:name="T24" style:family="text">
      <style:text-properties fo:font-size="10pt" officeooo:rsid="000e69ee" style:font-size-asian="10pt" style:font-size-complex="10pt"/>
    </style:style>
    <style:style style:name="T25" style:family="text">
      <style:text-properties fo:font-style="italic" style:font-style-asian="italic" style:font-style-complex="italic"/>
    </style:style>
    <style:style style:name="T26" style:family="text">
      <style:text-properties officeooo:rsid="001267e4"/>
    </style:style>
    <style:style style:name="T27" style:family="text">
      <style:text-properties officeooo:rsid="0014eb05"/>
    </style:style>
    <style:style style:name="T28" style:family="text">
      <style:text-properties officeooo:rsid="00015807"/>
    </style:style>
    <style:style style:name="T29" style:family="text">
      <style:text-properties officeooo:rsid="001636c8"/>
    </style:style>
    <style:style style:name="T30" style:family="text">
      <style:text-properties officeooo:rsid="00164bce"/>
    </style:style>
    <style:style style:name="T31" style:family="text">
      <style:text-properties fo:color="#000000"/>
    </style:style>
    <style:style style:name="T32" style:family="text">
      <style:text-properties fo:color="#000000" officeooo:rsid="00164bce"/>
    </style:style>
    <style:style style:name="T33" style:family="text">
      <style:text-properties officeooo:rsid="0011cbe6"/>
    </style:style>
    <style:style style:name="T34" style:family="text">
      <style:text-properties officeooo:rsid="001834ae"/>
    </style:style>
    <style:style style:name="T35" style:family="text">
      <style:text-properties officeooo:rsid="0016c119"/>
    </style:style>
    <style:style style:name="T36" style:family="text">
      <style:text-properties officeooo:rsid="00139afe"/>
    </style:style>
    <style:style style:name="T37" style:family="text">
      <style:text-properties officeooo:rsid="0014f829"/>
    </style:style>
    <style:style style:name="T38" style:family="text">
      <style:text-properties officeooo:rsid="001ac4fe"/>
    </style:style>
    <style:style style:name="T39" style:family="text">
      <style:text-properties officeooo:rsid="001ae5f1"/>
    </style:style>
    <style:style style:name="T40" style:family="text">
      <style:text-properties officeooo:rsid="001d389a"/>
    </style:style>
    <style:style style:name="T41" style:family="text">
      <style:text-properties officeooo:rsid="0025f51c"/>
    </style:style>
    <style:style style:name="T42" style:family="text">
      <style:text-properties officeooo:rsid="002c684a"/>
    </style:style>
    <style:style style:name="T43" style:family="text">
      <style:text-properties officeooo:rsid="002f59df"/>
    </style:style>
    <style:style style:name="T44" style:family="text">
      <style:text-properties officeooo:rsid="00362553"/>
    </style:style>
    <style:style style:name="T45" style:family="text">
      <style:text-properties officeooo:rsid="001e9da7"/>
    </style:style>
    <style:style style:name="T46" style:family="text">
      <style:text-properties officeooo:rsid="001eb2a7"/>
    </style:style>
    <style:style style:name="T47" style:family="text">
      <style:text-properties officeooo:rsid="00266255"/>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82cm" fo:text-indent="-0.635cm" fo:margin-left="1.48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52cm" fo:text-indent="-0.635cm" fo:margin-left="2.7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87cm" fo:text-indent="-0.635cm" fo:margin-left="3.3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22cm" fo:text-indent="-0.635cm" fo:margin-left="4.0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57cm" fo:text-indent="-0.635cm" fo:margin-left="4.6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92cm" fo:text-indent="-0.635cm" fo:margin-left="5.2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27cm" fo:text-indent="-0.635cm" fo:margin-left="5.9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62cm" fo:text-indent="-0.635cm" fo:margin-left="6.5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97cm" fo:text-indent="-0.635cm" fo:margin-left="7.197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0">DYJTrack </text:span><text:span text:style-name="T21">2.0</text:span><text:span text:style-name="T22">8</text:span><text:tab/><text:tab/><text:tab/><text:tab/><text:tab/><text:tab/><text:tab/><text:span text:style-name="T9">1</text:span><text:span text:style-name="T11">4</text:span><text:span text:style-name="T8">.</text:span><text:span text:style-name="T10">3</text:span><text:span text:style-name="T8">.1</text:span><text:span text:style-name="T9">9</text:span></text:p>
      <text:p text:style-name="Standard"/>
      <text:table-of-content text:style-name="Sect1" text:protected="true" text:name="Inhaltsverzeichnis1">
        <text:table-of-content-source text:outline-level="10" text:relative-tab-stop-position="false">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34">1 <text:s/><text:a xlink:type="simple" xlink:href="#__RefHeading__1880_1784923760" text:style-name="Internet_20_link" text:visited-style-name="Internet_20_link">Vorwort</text:a><text:tab/>2</text:p>
          <text:p text:style-name="P35">1.1 <text:a xlink:type="simple" xlink:href="#__RefHeading__1936_740445018" text:style-name="Internet_20_link" text:visited-style-name="Internet_20_link"><text:s/>Vorwort zur Version 1.06</text:a><text:tab/>2</text:p>
          <text:p text:style-name="P35">1.2 <text:a xlink:type="simple" xlink:href="#__RefHeading__1840_856668453" text:style-name="Internet_20_link" text:visited-style-name="Internet_20_link"><text:s/>Vorwort zur Version 2.00ß</text:a><text:tab/>2</text:p>
          <text:p text:style-name="P35">1.3 <text:a xlink:type="simple" xlink:href="#__RefHeading__1840_8566684531" text:style-name="Internet_20_link" text:visited-style-name="Internet_20_link"><text:s/>Vorwort zur Version 2.01</text:a><text:tab/>2</text:p>
          <text:p text:style-name="P35">1.4 <text:a xlink:type="simple" xlink:href="#__RefHeading___Toc1272_632284729" text:style-name="Internet_20_link" text:visited-style-name="Internet_20_link"><text:s/>Vorwort zur Version 2.08</text:a><text:tab/>2</text:p>
          <text:p text:style-name="P34">2 <text:s/><text:a xlink:type="simple" xlink:href="#__RefHeading__1882_1784923760" text:style-name="Internet_20_link" text:visited-style-name="Internet_20_link">Installation</text:a><text:tab/>3</text:p>
          <text:p text:style-name="P34">3 <text:s/><text:a xlink:type="simple" xlink:href="#__RefHeading__1884_1784923760" text:style-name="Internet_20_link" text:visited-style-name="Internet_20_link">Bedienung</text:a><text:tab/>3</text:p>
          <text:p text:style-name="P35">3.1 <text:a xlink:type="simple" xlink:href="#__RefHeading__2097_1136717558" text:style-name="Internet_20_link" text:visited-style-name="Internet_20_link"><text:s/>Projekte</text:a><text:tab/>3</text:p>
          <text:p text:style-name="P35">3.2 <text:a xlink:type="simple" xlink:href="#__RefHeading__1986_1784923760" text:style-name="Internet_20_link" text:visited-style-name="Internet_20_link"><text:s/>Sprache (im Menü Bearbeiten/Optionen)</text:a><text:tab/>3</text:p>
          <text:p text:style-name="P35">3.3 <text:a xlink:type="simple" xlink:href="#__RefHeading__1988_1784923760" text:style-name="Internet_20_link" text:visited-style-name="Internet_20_link"><text:s/>Quellen (GPX-Files)</text:a><text:tab/>3</text:p>
          <text:p text:style-name="P35">3.4 <text:a xlink:type="simple" xlink:href="#__RefHeading__1112_317947208" text:style-name="Internet_20_link" text:visited-style-name="Internet_20_link"><text:s/>Quellen (Flüge)</text:a><text:tab/>4</text:p>
          <text:p text:style-name="P35">3.5 <text:a xlink:type="simple" xlink:href="#__RefHeading__1990_1784923760" text:style-name="Internet_20_link" text:visited-style-name="Internet_20_link"><text:s/>Kartenbereiche</text:a><text:tab/>4</text:p>
          <text:p text:style-name="P35">3.6 <text:a xlink:type="simple" xlink:href="#__RefHeading__1992_1784923760" text:style-name="Internet_20_link" text:visited-style-name="Internet_20_link"><text:s/>Bearbeiten/HTML erstellen</text:a><text:tab/>5</text:p>
          <text:p text:style-name="P35">3.7 <text:a xlink:type="simple" xlink:href="#__RefHeading__1994_1784923760" text:style-name="Internet_20_link" text:visited-style-name="Internet_20_link"><text:s/>Bearbeiten/Bild erstellen</text:a><text:tab/>6</text:p>
          <text:p text:style-name="P35">3.8 <text:a xlink:type="simple" xlink:href="#__RefHeading__1996_1784923760" text:style-name="Internet_20_link" text:visited-style-name="Internet_20_link"><text:s/>Bearbeiten/Film erstellen</text:a><text:tab/>6</text:p>
          <text:p text:style-name="P35">3.9 <text:a xlink:type="simple" xlink:href="#__RefHeading__1998_1784923760" text:style-name="Internet_20_link" text:visited-style-name="Internet_20_link"><text:s/>Optionen</text:a><text:tab/>7</text:p>
          <text:p text:style-name="P31">3.9.a ) <text:a xlink:type="simple" xlink:href="#__RefHeading__2000_1784923760" text:style-name="Internet_20_link" text:visited-style-name="Internet_20_link">Kartenquelle</text:a><text:tab/>8</text:p>
          <text:p text:style-name="P35">3.10 <text:a xlink:type="simple" xlink:href="#__RefHeading__1429_939528078" text:style-name="Internet_20_link" text:visited-style-name="Internet_20_link"><text:s/>Datei / Projekt laden</text:a><text:tab/>8</text:p>
          <text:p text:style-name="P35">3.11 <text:a xlink:type="simple" xlink:href="#__RefHeading__1114_317947208" text:style-name="Internet_20_link" text:visited-style-name="Internet_20_link"><text:s/>Datei / Projekt hinzuladen</text:a><text:tab/>8</text:p>
          <text:p text:style-name="P35">3.12 <text:a xlink:type="simple" xlink:href="#__RefHeading__1431_939528078" text:style-name="Internet_20_link" text:visited-style-name="Internet_20_link"><text:s/>Datei / Projekt speichern</text:a><text:tab/>8</text:p>
          <text:p text:style-name="P35">3.13 <text:a xlink:type="simple" xlink:href="#__RefHeading__1116_317947208" text:style-name="Internet_20_link" text:visited-style-name="Internet_20_link"><text:s/>Datei / Projekt speichern unter</text:a><text:tab/>8</text:p>
          <text:p text:style-name="P35">3.14 <text:a xlink:type="simple" xlink:href="#__RefHeading__1433_939528078" text:style-name="Internet_20_link" text:visited-style-name="Internet_20_link"><text:s/>Datei / Projekt exportieren</text:a><text:tab/>8</text:p>
          <text:p text:style-name="P34">4 <text:s/><text:a xlink:type="simple" xlink:href="#__RefHeading__1886_1784923760" text:style-name="Internet_20_link" text:visited-style-name="Internet_20_link">Rechtliches und Quelle:</text:a><text:tab/>8</text:p>
          <text:p text:style-name="P35">4.1 <text:a xlink:type="simple" xlink:href="#__RefHeading___Toc1321_3782893137" text:style-name="Internet_20_link" text:visited-style-name="Internet_20_link"><text:s/>Lizenz</text:a><text:tab/>8</text:p>
          <text:p text:style-name="P35">4.2 <text:a xlink:type="simple" xlink:href="#__RefHeading___Toc1323_3782893137" text:style-name="Internet_20_link" text:visited-style-name="Internet_20_link"><text:s/>Quellcode</text:a><text:tab/>9</text:p>
          <text:p text:style-name="P31">4.2.a ) <text:a xlink:type="simple" xlink:href="#__RefHeading___Toc2445_2461276693" text:style-name="Internet_20_link" text:visited-style-name="Internet_20_link">Nomenklatur der Branches/Comits</text:a><text:tab/>9</text:p>
          <text:p text:style-name="P34">5 <text:s/><text:a xlink:type="simple" xlink:href="#__RefHeading__1498_1626246058" text:style-name="Internet_20_link" text:visited-style-name="Internet_20_link">Änderungen seit Version 2.00</text:a><text:tab/>9</text:p>
          <text:p text:style-name="P34">6 <text:s/><text:a xlink:type="simple" xlink:href="#__RefHeading__1500_1626246058" text:style-name="Internet_20_link" text:visited-style-name="Internet_20_link">Bekannte Bugs und Aussicht</text:a><text:tab/>11</text:p>
        </text:index-body>
      </text:table-of-content>
      <text:p text:style-name="Standard"/>
      <text:h text:style-name="P71" text:outline-level="1"/>
      <text:list xml:id="list601804076" text:style-name="Outline">
        <text:list-item>
          <text:h text:style-name="P74" text:outline-level="1"><text:bookmark-start text:name="__RefHeading__1880_1784923760"/>Vorwort<text:bookmark-end text:name="__RefHeading__1880_1784923760"/></text:h>
        </text:list-item>
      </text:list>
      <text:p text:style-name="P10"/>
      <text:p text:style-name="P11">Das Programm erzeugt Karten mit eingezeichneten Routen. Ab Version 1.03 kann es aber auch Kar­ten als Bild ohne Routen erzeugen. Die Routen müssen als GPX-Files vorliegen. Man kann das Pro­gramm alles automatisch erledigen lassen, aber bei Bedarf vieles per Hand ändern. Es ermittelt au­tomatisch den Kartenbereich der nötig ist um alle Tracks anzuzeigen, lädt die Roh-Karten von ei­nem der OSM-Server und erzeugt die Karten. Als Ausgabe gibt es 3 Formate:</text:p>
      <text:list xml:id="list2181321125" text:style-name="L1">
        <text:list-item>
          <text:p text:style-name="P37"><text:span text:style-name="T1">html: Eigentlich ist es nur eine komfortablere aber eingeschränkte Eingabemethode des „</text:span>OSM SlippyMap Generator“:<text:line-break/> &lt;<text:a xlink:type="simple" xlink:href="http://www.osmtools.de/easymap/index.php?lang=de&amp;page=editor" text:style-name="Internet_20_link" text:visited-style-name="Visited_20_Internet_20_Link">http://www.osmtools.de/easymap/index.php?lang=de&amp;page=editor</text:a>&gt;</text:p>
        </text:list-item>
        <text:list-item>
          <text:p text:style-name="P36">Bild: eigentlich die trivialste Ausgabemethode, ein Pixelbild mit den Tracks</text:p>
        </text:list-item>
        <text:list-item>
          <text:p text:style-name="P41">Film: das war der eigentliche Grund dieses Programm zu schreiben. Es wird ein Film er­zeugt, der zuerst von einem Übersichtsbereich auf den Bereich der Tracks zoomt, und dann mit und mit die Route einzeichnet.</text:p>
        </text:list-item>
      </text:list>
      <text:p text:style-name="P19">Nicht alle Einstellungen sind für alle Formate nötig, aber der Vorteil alles in eine Oberfläche zu in­tegrieren ist, dass sich die html - Ausgabe z.B. gut eignet um eine Vorschau zu erhalten bei der man z.B. auch jedes einzelne File ein und ausblenden kann. Gibt es beim Film z.B. ein Problem mit ei­nem der GPX-Files kann man so einfach finden welches File es ist.</text:p>
      <text:list xml:id="list123159369229615" text:continue-list="list601804076" text:style-name="Outline">
        <text:list-item>
          <text:list>
            <text:list-item>
              <text:h text:style-name="P77" text:outline-level="2"><text:bookmark-start text:name="__RefHeading__1936_740445018"/>Vorwort zur Version 1.06<text:bookmark-end text:name="__RefHeading__1936_740445018"/></text:h>
            </text:list-item>
          </text:list>
        </text:list-item>
      </text:list>
      <text:p text:style-name="P19">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bookmark-start text:name="__DdeLink__747_1961428037"/></text:p>
      <text:list xml:id="list123160475749444" text:continue-numbering="true" text:style-name="Outline">
        <text:list-item>
          <text:list>
            <text:list-item>
              <text:h text:style-name="P77" text:outline-level="2"><text:bookmark-start text:name="__DdeLink__743_1961428037"/><text:bookmark-start text:name="__RefHeading__1840_856668453"/>Vorwort zur Version 2.00ß<text:bookmark-end text:name="__DdeLink__743_1961428037"/><text:bookmark-end text:name="__RefHeading__1840_856668453"/><text:bookmark-end text:name="__DdeLink__747_1961428037"/></text:h>
            </text:list-item>
          </text:list>
        </text:list-item>
      </text:list>
      <text:p text:style-name="P19">Hier gilt i.W. Das gleiche wie zur Version 1.06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1.09 und ggf. die 1.05. Letztere könnte vor allem auf alten Windowsversionen die beste sein.</text:p>
      <text:list xml:id="list123160398730741" text:continue-numbering="true" text:style-name="Outline">
        <text:list-item>
          <text:list>
            <text:list-item>
              <text:h text:style-name="Anleitung_20_2" text:outline-level="2"><text:bookmark-start text:name="__DdeLink__743_19614280371"/><text:bookmark-start text:name="__RefHeading__1840_8566684531"/>Vorwort zur Version 2.01<text:bookmark-end text:name="__DdeLink__743_19614280371"/><text:bookmark-end text:name="__RefHeading__1840_8566684531"/></text:h>
            </text:list-item>
          </text:list>
        </text:list-item>
      </text:list>
      <text:p text:style-name="P25">Zumindest die Produktion von Videos habe ich in den letzten 2 Monaten ausgiebig genutzt und Fehler korrigiert. Deshalb habe ich das ß jetzt weg gelassen.</text:p>
      <text:list xml:id="list123159197966569" text:continue-numbering="true" text:style-name="Outline">
        <text:list-item>
          <text:list>
            <text:list-item>
              <text:h text:style-name="P78" text:outline-level="2"><text:bookmark-start text:name="__RefHeading___Toc1272_632284729"/>Vorwort zur Version <text:span text:style-name="T40">2</text:span>.08<text:bookmark-end text:name="__RefHeading___Toc1272_632284729"/></text:h>
            </text:list-item>
          </text:list>
        </text:list-item>
      </text:list>
      <text:p text:style-name="P24">Intern hat sich wieder einiges getan, Ich habe ein Update von QT gemacht, und gebe jetzt sowohl eine 32bit als auch eine 64bit Version raus. Seltsamerweise gibt es den MinGW Compiler für das akti<text:span text:style-name="T40">u</text:span>lle QT 5.12 nur in der 64 Bit Version aber für 5.11 nur in der 32Bit Version. Also haben die beiden Versionen unterschiedliche QT-Libs, aber das dürfte egal sein. <text:bookmark-start text:name="__DdeLink__1273_632284729"/>Da es inzwischen <text:span text:style-name="T40">für das Projekt Taho, welches viele Quelldateien mit dyjtrack teilt </text:span>einen weiteren Mitstreiter, Jan Kovis, gibt werden die Quellcodes ab jetzt per <text:a xlink:type="simple" xlink:href="https://github.com/DimitriJunker/DYJOSM" text:style-name="Internet_20_link" text:visited-style-name="Visited_20_Internet_20_Link">Github</text:a> verteilt. <text:bookmark-end text:name="__DdeLink__1273_632284729"/></text:p>
      <text:list xml:id="list123160366288977" text:continue-numbering="true" text:style-name="Outline">
        <text:list-item>
          <text:h text:style-name="ANleitung_20_1" text:outline-level="1"><text:bookmark-start text:name="__RefHeading__1882_1784923760"/><text:soft-page-break/>Installation<text:bookmark-end text:name="__RefHeading__1882_1784923760"/></text:h>
        </text:list-item>
      </text:list>
      <text:p text:style-name="P1"/>
      <text:p text:style-name="P16"><text:bookmark-start text:name="__DdeLink__2125_878456034"/>Der Installer sollte alles nötige erledigen.<text:bookmark-end text:name="__DdeLink__2125_878456034"/> <text:span text:style-name="T47">Je nach gewähltem Paket wird eine 32 oder 64bit Version installiert. Wechselt man von einer zur anderen muss man die alte ggf per Hand deinstallieren.</text:span> </text:p>
      <text:list xml:id="list123159960829626" text:continue-numbering="true" text:style-name="Outline">
        <text:list-item>
          <text:h text:style-name="ANleitung_20_1" text:outline-level="1"><text:bookmark-start text:name="__RefHeading__1884_1784923760"/><text:span text:style-name="T12">Bedienung</text:span><text:bookmark-start text:name="__DdeLink__684_95618971"/><text:bookmark-end text:name="__RefHeading__1884_1784923760"/></text:h>
          <text:list>
            <text:list-item>
              <text:h text:style-name="Anleitung_20_2" text:outline-level="2"><text:bookmark-start text:name="__RefHeading__2097_1136717558"/>Projekte<text:bookmark-end text:name="__RefHeading__2097_1136717558"/></text:h>
            </text:list-item>
          </text:list>
        </text:list-item>
      </text:list>
      <text:p text:style-name="Standard">Alle Einstellungen die man im Programm vornehmen kann können als „Projekt“ gespeichert bzw. geladen werden. Projekte werden nicht automatisch gespeichert, aber beim Programmstart wird versucht ein Standardprojekt zu laden. Dies hat den Namen default.dyt. Gesucht wird es zuerst im persönlichen Ordner und dort im Unterordner \DYJ\OSM. Wird da nichts gefunden wird noch im Programmordner gesucht. Der aktuelle Pfad wird in der Titelleiste angezeigt. Solange man also nichts bewusst speichert gehen alle Einstellungen beim Programmende verloren.<text:bookmark-end text:name="__DdeLink__684_95618971"/></text:p>
      <text:list xml:id="list123160531179202" text:continue-numbering="true" text:style-name="Outline">
        <text:list-item>
          <text:list>
            <text:list-item>
              <text:h text:style-name="Anleitung_20_2" text:outline-level="2"><text:bookmark-start text:name="__RefHeading__1986_1784923760"/>Sprache (im Menü Bearbeiten/Optionen)<text:bookmark-end text:name="__RefHeading__1986_1784923760"/></text:h>
            </text:list-item>
          </text:list>
        </text:list-item>
      </text:list>
      <text:p text:style-name="P19"><text:span text:style-name="T1">Um die Sprache zu ändern, muss man ins Menü: Bearbeiten/Optionen gehen. Derzeit existieren Programm und Hilfetexte in Deutsch, Französisch und Englisch. </text:span><text:bookmark-start text:name="__DdeLink__3334_779589368"/><text:span text:style-name="T1">Seit Version 2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13">hier</text:span></text:a><text:span text:style-name="T1"> Allerdings auf Englisch. Die nötigen ts Files befinden sich im Quellcodepaket. Derzeit sind dies </text:span><text:bookmark-start text:name="__DdeLink__1825_856668453"/><text:span text:style-name="T1">dytrack</text:span><text:bookmark-start text:name="__DdeLink__3285_743791954"/><text:bookmark-end text:name="__DdeLink__1825_856668453"/><text:span text:style-name="T1">_en.ts, dytrack_fr.ts und dytrack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dytrack_es.ts für Spanisch. Das Resultat mir dann bitte zuschicken. </text:span><text:bookmark-end text:name="__DdeLink__3334_779589368"/><text:span text:style-name="T1">Für kleinere Korrekturen ist es natürlich einfacher mir eine Mail zu schicken. Es gibt zwei Besonderheiten: „de“ ist die Abkürzung der jeweiligen Sprache. In dytrack_en.ts steht als Übersetzung also „en“. Dies sollte auch gleich sein zum Kürzel im Dateinamen.„Liesmich.pdf“ muß durch den Dateinamen mit der jeweiligen Hilfe übersetzt werden.</text:span></text:p>
      <text:list xml:id="list123159673776404" text:continue-numbering="true" text:style-name="Outline">
        <text:list-item>
          <text:list>
            <text:list-item>
              <text:h text:style-name="Anleitung_20_2" text:outline-level="2"><text:bookmark-start text:name="__RefHeading__1988_1784923760"/>Quellen (GPX-Files)<text:bookmark-end text:name="__RefHeading__1988_1784923760"/></text:h>
            </text:list-item>
          </text:list>
        </text:list-item>
      </text:list>
      <text:p text:style-name="P11">mit „GPX hinzufügen“ kann man ein oder mehrere GPX-Files laden. Angezeigt werden sie mit Da­tum, Uhrzeit Name und auch danach sortiert, also primär chronologisch. Da die GPX-Files die Zeit­angaben in UTC (Greenwich) haben kann man Die Zeitzone einstellen. Dies dient aber nur der An­schaulichkeit der Anzeige, in den Karten erscheint die Zeit nirgendwo.</text:p>
      <text:p text:style-name="P12">Außerdem kann man die Farbe der Tracks einstellen, getrennt nach „normalen“ Routen und Flügen. Man kann einzelne oder alle Files mit „löschen“ bzw. „alle löschen“ wieder aus der Liste löschen. <text:span text:style-name="T26">Alternativ zu den Buttons kann man auch die &lt;Entf&gt; Taste bzw diese mit zusätzlicher &lt;Shift&gt; benutzen.</text:span> Mit „Ändern“<text:span text:style-name="T26"> </text:span>kann man Einstellungen für jedes File/<text:span text:style-name="T26">Flug</text:span> einzeln ändern. Also ein<text:span text:style-name="T26">en Eintrag</text:span> selektieren und auf „Ändern“ klicken <text:span text:style-name="T26">oder einem Doppelklick auf den Eintrag</text:span>. Dann kann man folgende Einstellungen vornehmen:</text:p>
      <text:list xml:id="list3354073131" text:style-name="L2">
        <text:list-item>
          <text:p text:style-name="P43">Name: er wird in der Übersicht verwendet und bei der html - Ausgabe. Voreingestellt ist der Filename.</text:p>
        </text:list-item>
        <text:list-item>
          <text:p text:style-name="P43">Start: Datum und Uhrzeit: für die Sortierung. Voreingestellt ist der Zeitpunkt des ersten Trackpoints, falls da keine Zeiten vorhanden wird das Filedatum verwendet.</text:p>
        </text:list-item>
        <text:list-item>
          <text:p text:style-name="P43">Rückwärts. Dies ist nur für die Filmausgabe interessant. </text:p>
        </text:list-item>
        <text:list-item>
          <text:p text:style-name="P43">Farbe: man kann jedes File in einer anderen Farbe darstellen. <text:span text:style-name="T29">Hierbei hat man die Wahl zwischen den beiden Standardfarben (Normal, Flug) oder einer beliebigen.</text:span></text:p>
        </text:list-item>
        <text:list-item>
          <text:p text:style-name="P43"><text:soft-page-break/>Außer den normalen „OK“ und „Abbrechen“ gibt es noch „&lt;&lt;“ und „&gt;&gt;“. so kann man schnell mehrere Files hintereinander bearbeiten.</text:p>
        </text:list-item>
      </text:list>
      <text:list xml:id="list123159747577190" text:continue-list="list123159673776404" text:style-name="Outline">
        <text:list-item>
          <text:list>
            <text:list-item>
              <text:h text:style-name="P77" text:outline-level="2"><text:bookmark-start text:name="__RefHeading__1112_317947208"/>Quellen (Flüge)<text:bookmark-end text:name="__RefHeading__1112_317947208"/></text:h>
            </text:list-item>
          </text:list>
        </text:list-item>
      </text:list>
      <text:p text:style-name="P19">Da man Flüge selten mitloggt habe ich die Möglichkeit eingefügt einfach per Angabe des Start und Zielflughafens einen Flug in die Strecke einzufügen. Die Flughäfen kann man entweder per Code oder Koordinaten eingeben. Da das Programm selber natürlich die Koordinaten braucht lädt es von der Seite <text:a xlink:type="simple" xlink:href="http://www.ourairports.com/" text:style-name="Internet_20_link" text:visited-style-name="Visited_20_Internet_20_Link">http://www.ourairports.com/</text:a> eine Liste mit über 44000 Flughäfen. Da auch diese Liste nicht komplett ist werden bei einem unbekannten Code die Koordinaten abgefragt und in <text:s/>my_airports.csv gespeichert. Als Code kann entweder der bekannte IATA-Code oder der ICAO Code verwendet werden, für Frankfurt Rhein Main hat man also die folgenden 3 Möglichkeiten:</text:p>
      <text:list xml:id="list413822325" text:style-name="L3">
        <text:list-item>
          <text:p text:style-name="P61">FRA </text:p>
        </text:list-item>
        <text:list-item>
          <text:p text:style-name="P61">EDDF</text:p>
        </text:list-item>
        <text:list-item>
          <text:p text:style-name="P61">50.0264015197754, 8.54312992095947</text:p>
        </text:list-item>
      </text:list>
      <text:p text:style-name="P11">Die Koordinaten als Dezimalzahl in Grad, also keine Minuten o.ä. S und W als negative Zahl.</text:p>
      <text:p text:style-name="P19"><text:span text:style-name="T1">Als Strecke wird die </text:span><text:a xlink:type="simple" xlink:href="http://de.wikipedia.org/wiki/Orthodrome" text:style-name="Internet_20_link" text:visited-style-name="Visited_20_Internet_20_Link"><text:span text:style-name="T13">Orthodrome</text:span></text:a><text:span text:style-name="T1"> verwendet, also entlang eines Großkreises. Statt das Formular mit OK zu verlassen kann man auch „GPX Exportieren“ wählen, dann wird ein GPX-File mit der Route erzeugt dieses kann man dann normal einfügen oder für andere Zwecke nutzen.</text:span></text:p>
      <text:list xml:id="list123159933276216" text:continue-list="list123159747577190" text:style-name="Outline">
        <text:list-item>
          <text:list>
            <text:list-item>
              <text:h text:style-name="P77" text:outline-level="2"><text:bookmark-start text:name="__RefHeading__1990_1784923760"/>Kartenbereiche<text:bookmark-end text:name="__RefHeading__1990_1784923760"/></text:h>
            </text:list-item>
          </text:list>
        </text:list-item>
      </text:list>
      <text:p text:style-name="P11">Es gibt 2 Kartenbereiche, den normalen der für alle 3 Ausgabeformen benötigt wird und ein Über­sichtsbereich der nur für die Filmausgabe benötigt wird. Beide können auf mehrere Arten eingege­ben werden:</text:p>
      <text:list xml:id="list2205905789" text:style-name="L4">
        <text:list-item>
          <text:p text:style-name="P44">Automatisch: Das Programm ermittelt automatisch den Bereich der nötig ist um alle Tracks anzuzeigen. Damit dieser auch verwendet wird muss „Auto“ selektiert sein. Sinnvoll ist es aber einen etwas größeren Bereich anzuzeigen. Deshalb kann man bei „Rand“ angeben wie viel Prozent zusätzlich angezeigt werden sollen.</text:p>
        </text:list-item>
        <text:list-item>
          <text:p text:style-name="P44">Man trägt die 4 Koordinaten per Hand ein</text:p>
        </text:list-item>
        <text:list-item>
          <text:p text:style-name="P44">Bbox-tool: man klickt auf „Bbox-tool“, dann öffnet sich ein Browser-Fenster mit der Bbox-tool Seite und ein Dialogfenster. In ersterem kann man einen Bereich selektieren, um diesen zu übertragen kopiert den erzeugten Link (&lt;bbox...&gt;) unten links per &lt;STRG&gt;&lt;C&gt; in die Zwischenablage. Dann klickt man im Dialogfenster auf „OK“.</text:p>
        </text:list-item>
        <text:list-item>
          <text:p text:style-name="P44">laden: hier kann man ein dyt-File auswählen aus dem der Bereich geladen wird. Alle ande­ren Inhalte werden ignoriert. Dieses dyt-File kann man mit dem benachbarten „speichern“ schreiben, mit Datei/Projekt speichern oder im Bild- und Filmexport Fenster per „Bereich speichern“ (<text:a xlink:type="simple" xlink:href="#3.6.Bearbeiten/Film erstellen|outline" text:style-name="Internet_20_link" text:visited-style-name="Visited_20_Internet_20_Link">Details s. 3.6</text:a>)</text:p>
        </text:list-item>
        <text:list-item>
          <text:p text:style-name="P44">speichern: speichert den gerade aktiven Bereich in ein DYT-File. Hierbei wird nicht gespei­chert ob es der normale oder Zoom-Bereich ist, so kann man z.B. den „normalen Bereich“ eines Projektes als „Zoombereich“ eines anderen verwenden.</text:p>
        </text:list-item>
      </text:list>
      <text:h text:style-name="P79" text:outline-level="2"/>
      <text:list xml:id="list123159063314375" text:continue-list="list123159933276216" text:style-name="Outline">
        <text:list-item>
          <text:list>
            <text:list-item>
              <text:h text:style-name="P81" text:outline-level="2"><text:bookmark-start text:name="__RefHeading__1992_1784923760"/>Bearbeiten/HTML erstellen<text:bookmark-end text:name="__RefHeading__1992_1784923760"/></text:h>
            </text:list-item>
          </text:list>
        </text:list-item>
      </text:list>
      <text:p text:style-name="P10">Klickt man im Bearbeiten Menü auf „HTML erstellen“ öffnet sich ein neues Fenster.</text:p>
      <text:p text:style-name="P11">Wer nicht alles lesen will klickt einfach mal auf „html erstellen“. Wer an den Grundeinstellungen was ändern will kann weiter lesen. In jedem Fall aber den Teil unter Achtung lesen!</text:p>
      <text:p text:style-name="P11">In der ersten Zeile werden die Koordinaten des „normalen Bereichs“ und der Zoom-stufe angezeigt. Ist bei „normaler Bereich“ des Hauptfensters „Auto“ selektiert wird dies automatisch ermittelt. Da­bei ist die Zoom-stufe nicht genau ermittelbar, da ja nicht bekannt ist wie groß das Browserfenster sein wird. Bei kleinem Browserfenster muss man ggf. weiter raus-zoomen und umgekehrt. Unter „Titel“ und „Beschr.“ kann man einen Kartentitel und eine Beschreibung eingeben. Auf: &lt;<text:a xlink:type="simple" xlink:href="http://www.osmtools.de/easymap/index.php?lang=de&amp;page=editor" text:style-name="Internet_20_link" text:visited-style-name="Visited_20_Internet_20_Link"><text:span text:style-name="T13">http://www.osmtools.de/easymap/index.php?lang=de&amp;page=editor</text:span></text:a>&gt;</text:p>
      <text:p text:style-name="P11">kann man viel mehr Einstellungen vornehmen, die hier den verfügbaren Platz sprengen würden. Als Kompromiss habe ich folgende Methode gewählt. Mit dem o.g..„OSM SlippyMap Generator“ er­stellt man einmal ein HTML-File mit seinen bevorzugten Einstellungen. Dieses File dient dann als Template. D.h., die Koordinaten, GPX-Files,... werden angepasst, der Rest bleibt erhalten. Ich füge einige Templates bei. Dies kann man unter „Templates“ auswählen. Unter „Ausgabe Verzeichnis“ kann man einen Ordner bestimmen in den das Resultat geschrieben werden soll. Dort landen neben dem html und den GPX-Files noch ein <text:s/>JavaScript- und ein css-File von der OSM-Seite (werden ak­tuell geladen wenn möglich).</text:p>
      <text:p text:style-name="P11">„Template erstellen“ öffnet nur den o.g. <text:s/>„OSM SlippyMap Generator“ im Standardbrowser. Hier kann man folgende Einstellungen vornehmen:</text:p>
      <text:p text:style-name="P11">Titel und Beschreibung kann man ignorieren, da sie eh überschrieben werden, s.o.. </text:p>
      <text:p text:style-name="P11">Gleiches gilt für Koordinaten und Zoom-stufe.</text:p>
      <text:p text:style-name="P11">Bei Tracks einfach irgendetwas eintragen, z.B. „tst.gpx“ oder „blablabla“. Nur leer soll es nicht sein. Kommas möglichst nicht verwenden.</text:p>
      <text:p text:style-name="P11">„Marker“ und „Zeichnen“ werden vom Programm ignoriert. D.h. Wer da was einträgt bekommt es, aber es wird nichts angepasst. Alle anderen Einstellungen kann man nach eigenem Belieben setzen.</text:p>
      <text:p text:style-name="P11">Vorteil des Verfahrens: verbessert sich der „OSM SlippyMap Generator“ kann man dies einfach in <text:s/>dyjtrack übernehmen. Und wer will kann die HTML-Files auch per Hand optimieren. Nachteil: dyjtrack sucht Schlüsselwörter im HTML-File, findet es diese nicht, weil sich der „OSM SlippyMap Generator“ zu sehr geändert hat oder weil man zu viel per Hand geändert hat klappt es nicht mehr. Schickt mir dann einfach das html zu und ich sehe was sich machen lässt.</text:p>
      <text:p text:style-name="P11">Mit „html erstellen“ kann man dann endlich das html,.. erzeugen. <text:s/></text:p>
      <text:p text:style-name="P70"/>
      <text:p text:style-name="P33"><text:bookmark text:name="Openlayer"/><text:span text:style-name="T14">Achtung</text:span>:Wer mit Versionen bis 1.03 HTML-Seiten erstellt hat sollte überprüfen ob diese noch funktionieren. Falls nicht sollten diese entweder neu erstellt werden (mit einer Version ab 1.04) oder per Hand korrigiert werden. Hintergrund und Reparaturanleitung stehen auf der <text:a xlink:type="simple" xlink:href="http://www.osmtools.de/easymap/index.php?lang=de&amp;page=start" text:style-name="Internet_20_link" text:visited-style-name="Visited_20_Internet_20_Link">OSM SlippyMap Generator Seite</text:a> unter Neues vom 2012-07-07. <text:bookmark-start text:name="__DdeLink__1566_209087110"/><text:bookmark-start text:name="__DdeLink__2395_209087110"/><text:span text:style-name="T23">In einem </text:span><text:a xlink:type="simple" xlink:href="http://forum.openstreetmap.org/viewtopic.php?pid=290439#p290439" text:style-name="Internet_20_link" text:visited-style-name="Visited_20_Internet_20_Link"><text:span text:style-name="T23">Forumsbeitrag</text:span></text:a><text:span text:style-name="T23"> habe ich allerdings eine einfachere Lösung gefunden und in Version 2.02 eingebaut, nämlich einfach im Template (map.html) in dem Link zu openlayers.js die Versionsnummer 2.11 einfügen:</text:span></text:p>
      <text:p text:style-name="P29"><text:span text:style-name="T24">&lt;script type="text/javascript" src="</text:span><text:a xlink:type="simple" xlink:href="http://www.openlayers.org/api/2.11/OpenLayers.js" text:style-name="Internet_20_link" text:visited-style-name="Visited_20_Internet_20_Link"><text:span text:style-name="T24">http://www.openlayers.org/api/2.11/OpenLayers.js</text:span></text:a><text:span text:style-name="T24">"&gt;&lt;/script&gt;</text:span></text:p>
      <text:p text:style-name="P30">Dies kann man natürlich auch per Hand in alte Files eintragen. Da dies noch wenig getestet ist habe ich die Alternativen aber noch im Programm gelassen.</text:p>
      <text:p text:style-name="P28"><text:span text:style-name="T23">Das folgende sollte also obsolet sein: </text:span><text:bookmark-end text:name="__DdeLink__2395_209087110"/><text:bookmark-end text:name="__DdeLink__1566_209087110"/><text:span text:style-name="T25">Für neue HTMLs braucht man also zusätzlich den Ordner </text:span><text:a xlink:type="simple" xlink:href="http://www.osmtools.de/easymap/temp/openlayers.zip" text:style-name="Internet_20_link" text:visited-style-name="Visited_20_Internet_20_Link"><text:span text:style-name="T25">openlayers.zip</text:span></text:a><text:span text:style-name="T25"> diesen muss man entpacken und zur Verfügung stellen, entweder lokal zu jedem File, also den gesamten Ordner in das Verzeichnis kopieren in dem map.html ist, oder wenn man mehrere Karten hat ist es sinnvoller ihn einmal zu speichern und bei allen map.html auf das gleiche Ziel zu verweisen. Die URL von openlayers kann man dann hinter „Pfad“ eintragen, natürlich muss dies dann auch selektiert sein. Ich vermute, dass der Autor des Generators bald eine Version erzeugen wird die dies nicht mehr benötigt. Falls dies soweit ist, oder man selber im template die Ziel­adresse eingesetzt hat wählt man „Template“. </text:span></text:p>
      <text:list xml:id="list123160392434013" text:continue-numbering="true" text:style-name="Outline">
        <text:list-item>
          <text:list>
            <text:list-item>
              <text:h text:style-name="Anleitung_20_2" text:outline-level="2"><text:bookmark-start text:name="__RefHeading__1994_1784923760"/>Bearbeiten/Bild erstellen<text:bookmark-end text:name="__RefHeading__1994_1784923760"/></text:h>
            </text:list-item>
          </text:list>
        </text:list-item>
      </text:list>
      <text:p text:style-name="P11">Unter „Auflösung“ kann man die Größe in Pixeln angeben.</text:p>
      <text:p text:style-name="P19"><text:span text:style-name="T1">Unter „Quelle und Ausgabefile“ kann man auswählen welchen Kartenrenderer man will, das sind einfach unterschiedliche Kartenversionen, die Karten sehen also leicht unterschiedlich aus, sind aber sonst gleichwertig. Über die Basiskarten können noch sog. Overlays gelegt werden, diese kön­nen z.B. Bojen (Seamark) oder Höheninfos (Topo, Land Shading,...),... enthalten. Um ein oder meh­rere Overlays zu aktivieren/deaktivieren dieses per Doppelklick anklicken. Um die Liste der Quellen &amp; Overlays zu bearbeiten </text:span><text:a xlink:type="simple" xlink:href="#3.7.1.Kartenquelle|outline" text:style-name="Internet_20_link" text:visited-style-name="Visited_20_Internet_20_Link"><text:span text:style-name="T13">s. <text:s/></text:span></text:a><text:a xlink:type="simple" xlink:href="#3.9.1.Kartenquelle|outline" text:style-name="Internet_20_link" text:visited-style-name="Visited_20_Internet_20_Link"><text:span text:style-name="T6">3.9a)</text:span></text:a></text:p>
      <text:p text:style-name="P11">Und natürlich muss man auch angeben wohin das File geschrieben werden soll. Mit „erzeuge Bild“ wird es dann erzeugt. </text:p>
      <text:p text:style-name="P11">Mit Bereich sichern kann man den im Bild sichtbaren Bereich als GPX- oder g2m-File (das dyjtrack Fileformat) speichern. Weitere Details dazu s. Im nächsten Abschnitt</text:p>
      <text:list xml:id="list123159515238852" text:continue-numbering="true" text:style-name="Outline">
        <text:list-item>
          <text:list>
            <text:list-item>
              <text:h text:style-name="P80" text:outline-level="2"><text:bookmark-start text:name="__RefHeading__1996_1784923760"/>Bearbeiten/Film erstellen<text:bookmark-end text:name="__RefHeading__1996_1784923760"/></text:h>
            </text:list-item>
          </text:list>
        </text:list-item>
      </text:list>
      <text:p text:style-name="P11">Hier öffnet sich das gleiche Fenster wie bei V) allerdings mit ein paar zusätzlichen Eingabemöglichkeiten.</text:p>
      <text:p text:style-name="P11">Unter „Auflösung“ kann man die Größe und die Anzahl Frames pro Sekunde angeben.</text:p>
      <text:p text:style-name="P11">Sinnvoll sind hier z.B. für normale </text:p>
      <text:p text:style-name="P11">PAL-Filme 720*576 mit 25 Frames/s</text:p>
      <text:p text:style-name="P11">und für</text:p>
      <text:p text:style-name="P11">FULL-HD 1920*1080 ebenfalls mit 25 Frames/s </text:p>
      <text:p text:style-name="P11">für NTSC (USA,...) 720*480 mit 30 Frames/s</text:p>
      <text:p text:style-name="P11">…</text:p>
      <text:p text:style-name="P11">Unter „Dauer“ kann man die Filmdauer einstellen. Dabei besteht der erzeugte Film aus 6 Abschnitten dabei sind die ersten 3 unter Zoomdauer und die letzten 3 unter Routendauer einstellbar:</text:p>
      <text:p text:style-name="P11"/>
      <text:list xml:id="list3845431932" text:style-name="L5">
        <text:list-item>
          <text:p text:style-name="P68">Zoom-Vorspann: es wird der Übersichtsbereich als leere Karte gezeigt.</text:p>
        </text:list-item>
        <text:list-item>
          <text:p text:style-name="P45">Zoom-Hauptteil: es wird vom Übersichtbereich zum normalen Bereich hineingezoomt. Vorgesehen ist, dies als hineinzoomen, aber es können 2 beliebige Bereiche benutzt werden, aus dem zoomen kann so auch ein Schwenk werden.</text:p>
        </text:list-item>
        <text:list-item>
          <text:p text:style-name="P45">Zoom-Nachspann:es wird der „Normale Bereich“ als leere Karte gezeigt.</text:p>
        </text:list-item>
        <text:list-item>
          <text:p text:style-name="P45">Route-Vorspann: die gleiche Karte wie unter 3). Die Aufteilung in 3 und 4 dient nur der Symmetrie der beiden Filmteile. Im Endeffekt werden aber beide Zeiten einfach addiert.</text:p>
        </text:list-item>
        <text:list-item>
          <text:p text:style-name="P45">Route-Hauptteil: hier wird die Route mit und mit gezeichnet.</text:p>
        </text:list-item>
        <text:list-item>
          <text:p text:style-name="P45">Route-Nachspann: hier sieht man die Karte mit voller Route</text:p>
        </text:list-item>
      </text:list>
      <text:p text:style-name="P11"/>
      <text:p text:style-name="P11">Das Erzeugen eines Films dauert etwas länger. Außerdem wird noch gefragt welcher Komprimierer verwendet werden soll. Ich benutze meist „Microsoft Video 1“. Leider ist für Laien nicht einfach erkennbar welche Einstellung die beste ist, dies kann ich dem User aber nicht ersparen, da ich nicht weiß welche Komprimierer auf dem Rechner vorhanden sind. Und einen eigenen programmieren würde den Rahmen sprengen. Einen kommerziell erhältlichen einem kostenlosen Programm beifügen wäre auch zu viel verlangt. Also entweder das wahrscheinlich vorhandene „Microsoft Video 1“ in der Standardeinstellung verwenden, oder experimentieren welche andere Einstellung ein besseres Verhältnis von Qualität und Filegröße liefert.</text:p>
      <text:p text:style-name="P11">Mit Bereich sichern kann man den im Film sichtbaren Bereich (normaler Bereich) als GPX- oder dyt-File speichern. Dieser Bereich ist meist etwas größer als der im Hauptfenster angezeigte Bereich, da hier ja wegen des vorgegebenen Seitenverhältnisses eine Richtung i.A. ausgedehnt werden muss. Gedacht sind diese Files z.B. für folgende Szenarien: </text:p>
      <text:list xml:id="list2744881476" text:style-name="L6">
        <text:list-item>
          <text:p text:style-name="P46">Bei einem Reisevideo will ich am Anfang eine Karte der ganzen Reise zeigen, später dann Teilkarten, also z.B. bei einer Europareise am Anfang eine Karte mit der ganzen Reise und später nur den Teil in Land X. Damit man erkennt welchen Teil Europas bei der 2. Karte gezeigt wird könnte man bei der Übersichtskarte deren Bereich speichern und dann bei der Landeskarte von diesem auf das Land zoomen. So fangen alle Filme mit der gleichen Übersichtskarte an. Hierfür würde man den Bereich im dyt Format speichern und bei den Landeskarten zuerst den „Übersichtsbereich“-Reiter wählen und dieses dann per „Projekt laden“ einfügen.</text:p>
        </text:list-item>
        <text:list-item>
          <text:p text:style-name="P46">Man möchte in einer Karte einzeichnen welchen Bereich eine andere Karte zeigt. Dazu speichert man den Bereich der letzteren als GPX-File und fügt diesen zu den Tracks der Übersichtskarte hinzu (per „GPX hinzufügen“). </text:p>
        </text:list-item>
      </text:list>
      <text:list xml:id="list123159924150813" text:continue-list="list123159515238852" text:style-name="Outline">
        <text:list-item>
          <text:list>
            <text:list-item>
              <text:h text:style-name="P80" text:outline-level="2"><text:bookmark-start text:name="__RefHeading__1998_1784923760"/>Optionen<text:bookmark-end text:name="__RefHeading__1998_1784923760"/></text:h>
            </text:list-item>
          </text:list>
        </text:list-item>
      </text:list>
      <text:p text:style-name="P11">hier kann man:</text:p>
      <text:list xml:id="list1687713667" text:style-name="L7">
        <text:list-item>
          <text:p text:style-name="P47">die Sprache auswählen. <text:a xlink:type="simple" xlink:href="#3.2.Sprache (im Menü Bearbeiten/Optionen)|outline" text:style-name="Internet_20_link" text:visited-style-name="Visited_20_Internet_20_Link">S. 3.2</text:a>)</text:p>
        </text:list-item>
        <text:list-item>
          <text:p text:style-name="P47">einstellen wo Dateien gesucht werden und wie Pfade abgespeichert werden (<text:a xlink:type="simple" xlink:href="#2.Installation|outline" text:style-name="Internet_20_link" text:visited-style-name="Visited_20_Internet_20_Link">s. Installation</text:a>)</text:p>
        </text:list-item>
        <text:list-item>
          <text:p text:style-name="P47">Einstellungen zur Kartenquelle vornehmen</text:p>
        </text:list-item>
      </text:list>
      <text:h text:style-name="P75" text:outline-level="3"/>
      <text:list xml:id="list123161200988723" text:continue-list="list123159924150813" text:style-name="Outline">
        <text:list-item>
          <text:list>
            <text:list-item>
              <text:list>
                <text:list-item>
                  <text:h text:style-name="P76" text:outline-level="3"><text:bookmark-start text:name="__RefHeading__2000_1784923760"/>Kartenquelle<text:bookmark-end text:name="__RefHeading__2000_1784923760"/></text:h>
                </text:list-item>
              </text:list>
            </text:list-item>
          </text:list>
        </text:list-item>
      </text:list>
      <text:p text:style-name="P13">Da sich die URLs ab und zu mal ändern oder jemand neue findet, kann man sie nachladen. Die mir derzeit bekannten Karten sind <text:span text:style-name="T35">in </text:span><text:bookmark-start text:name="__DdeLink__1409_1954125955"/>defsrc<text:span text:style-name="T35">P</text:span>.taho<text:bookmark-end text:name="__DdeLink__1409_1954125955"/> <text:span text:style-name="T35">enthalten. Außerdem wird versucht </text:span><text:bookmark-start text:name="__DdeLink__1411_1954125955"/>mydefsrc.taho<text:bookmark-end text:name="__DdeLink__1411_1954125955"/> nachzuladen, <text:span text:style-name="T35">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35">den entsprechenden Block aus defsrcP.taho in mydefsrc.taho kopiert</text:span>.</text:p>
      <text:p text:style-name="P14"><text:span text:style-name="T36">Bei einigen Quellservern wie </text:span><text:a xlink:type="simple" xlink:href="https://www.thunderforest.com/" text:style-name="Internet_20_link" text:visited-style-name="Visited_20_Internet_20_Link"><text:span text:style-name="T36">Thunderforest</text:span></text:a> <text:span text:style-name="T36">und </text:span><text:a xlink:type="simple" xlink:href="https://www.maptiler.com/" text:style-name="Internet_20_link" text:visited-style-name="Visited_20_Internet_20_Link"><text:span text:style-name="T36">Maptiler</text:span></text:a> <text:span text:style-name="T37">muß man sich anmelden. Die beiden genannten haben kostenlose Varianten. Die URL enthält dann eine persönliche ID. Wählt man so eine Quelle aus wird bei Aufruf von AVI/Bild erstellen geprüft ob die ID bereits bekannt ist, falls nicht wird der User danach gefragt. Bricht man dies ab bricht auch das Erzeugen ab.</text:span></text:p>
      <text:p text:style-name="P23">Eine ausführliche Beschreibung des Fileformats der *.taho Files findet sich in der Doku zu<text:span text:style-name="T38">m</text:span> <text:a xlink:type="simple" xlink:href="http://www.dimitri-junker.de/TahoFF_D.pdf" text:style-name="Internet_20_link" text:visited-style-name="Visited_20_Internet_20_Link">Taho</text:a><text:a xlink:type="simple" xlink:href="http://www.dimitri-junker.de/TahoFF_D.pdf" text:style-name="Internet_20_link" text:visited-style-name="Visited_20_Internet_20_Link"><text:span text:style-name="T38">Fileformat</text:span></text:a></text:p>
      <text:list xml:id="list123159354001020" text:continue-numbering="true" text:style-name="Outline">
        <text:list-item>
          <text:list>
            <text:list-item>
              <text:h text:style-name="Anleitung_20_2" text:outline-level="2"><text:bookmark-start text:name="__RefHeading__1429_939528078"/>Datei / Projekt laden<text:bookmark-end text:name="__RefHeading__1429_939528078"/></text:h>
            </text:list-item>
          </text:list>
        </text:list-item>
      </text:list>
      <text:p text:style-name="Standard">Hier kann man ein gespeichertes Projekt laden</text:p>
      <text:list xml:id="list123159543581377" text:continue-numbering="true" text:style-name="Outline">
        <text:list-item>
          <text:list>
            <text:list-item>
              <text:h text:style-name="Anleitung_20_2" text:outline-level="2"><text:bookmark-start text:name="__RefHeading__1114_317947208"/>Datei / Projekt hinzuladen<text:bookmark-end text:name="__RefHeading__1114_317947208"/></text:h>
            </text:list-item>
          </text:list>
        </text:list-item>
      </text:list>
      <text:p text:style-name="P19">Hier kann man ein gespeichertes Projekt laden ohne das aktuelle zu löschen, man hat danach also die Files aus beiden. Alle sonstigen Optionen werden überschrieben.</text:p>
      <text:list xml:id="list123160794125469" text:continue-numbering="true" text:style-name="Outline">
        <text:list-item>
          <text:list>
            <text:list-item>
              <text:h text:style-name="P77" text:outline-level="2"><text:bookmark-start text:name="__RefHeading__1431_939528078"/>Datei / Projekt speichern<text:bookmark-end text:name="__RefHeading__1431_939528078"/></text:h>
            </text:list-item>
          </text:list>
        </text:list-item>
      </text:list>
      <text:p text:style-name="P19">Hier kann man ein Projekt speichern.</text:p>
      <text:list xml:id="list123160131952906" text:continue-numbering="true" text:style-name="Outline">
        <text:list-item>
          <text:list>
            <text:list-item>
              <text:h text:style-name="P77" text:outline-level="2"><text:bookmark-start text:name="__RefHeading__1116_317947208"/>Datei / Projekt speichern unter<text:bookmark-end text:name="__RefHeading__1116_317947208"/></text:h>
            </text:list-item>
          </text:list>
        </text:list-item>
      </text:list>
      <text:p text:style-name="P19">Hier kann man ein Projekt unter einem neuen Pfad speichern.</text:p>
      <text:list xml:id="list123160366266632" text:continue-numbering="true" text:style-name="Outline">
        <text:list-item>
          <text:list>
            <text:list-item>
              <text:h text:style-name="P77" text:outline-level="2"><text:bookmark-start text:name="__RefHeading__1433_939528078"/>Datei / Projekt exportieren<text:bookmark-end text:name="__RefHeading__1433_939528078"/></text:h>
            </text:list-item>
          </text:list>
        </text:list-item>
      </text:list>
      <text:p text:style-name="P19">Wie Projekt speichern, allerdings werden zusätzlich alle GPX-Files in einen Unterordner mit kopiert, so kann man leicht ein Projekt archivieren oder weitergeben. Achtung: das Programm löscht automatisch alle Files im Unterordner. Die Alternative einfach die Files zu überschreiben funktioniert nicht so einfach, denn es kann sein, dass es mehrere gleichnamige Quellfiles aus verschiedenen Ordnern gibt. Soll also ein File geschrieben werden und es existiert bereits ein gleichnamiges darf dies nicht überschrieben werden, sondern erhält eine angehängte Nummer. Wären noch alte Versionen vorhanden würde es schnell sehr unübersichtlich.</text:p>
      <text:list xml:id="list123161024362957" text:continue-numbering="true" text:style-name="Outline">
        <text:list-item>
          <text:h text:style-name="P73" text:outline-level="1"><text:bookmark-start text:name="__RefHeading__1886_1784923760"/>Rechtliches und Quelle:<text:bookmark-end text:name="__RefHeading__1886_1784923760"/></text:h>
          <text:list>
            <text:list-item>
              <text:h text:style-name="Anleitung_20_2" text:outline-level="2"><text:bookmark-start text:name="__RefHeading___Toc1321_3782893137"/>Lizenz<text:bookmark-end text:name="__RefHeading___Toc1321_3782893137"/></text:h>
            </text:list-item>
          </text:list>
        </text:list-item>
      </text:list>
      <text:p text:style-name="P11">Dieses Programm steht unter der <text:a xlink:type="simple" xlink:href="http://www.gnu.de/documents/gpl.de.html" text:style-name="Internet_20_link" text:visited-style-name="Visited_20_Internet_20_Link">GPL V3 Lizenz</text:a>. Eine Kopie liegt dem Programm bei. Ab Version 2 wird das Programm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5">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Bei anderen Quellen muss man selber ermitteln was man darf. </text:p>
      <text:list xml:id="list123159880630642" text:continue-numbering="true" text:style-name="Outline">
        <text:list-item>
          <text:list>
            <text:list-item>
              <text:h text:style-name="P80" text:outline-level="2"><text:bookmark-start text:name="__RefHeading___Toc1323_3782893137"/><text:bookmark-start text:name="__DdeLink__3776_366961354"/><text:soft-page-break/>Quellcode<text:bookmark-end text:name="__RefHeading___Toc1323_3782893137"/><text:bookmark-end text:name="__DdeLink__3776_366961354"/></text:h>
            </text:list-item>
          </text:list>
        </text:list-item>
      </text:list>
      <text:p text:style-name="P15"><text:span text:style-name="T41">Da es inzwischen für Taho einen weiteren Mitstreiter, Jan Kovis, gibt werden die Quellcodes für beide Programme ab jetzt per </text:span><text:a xlink:type="simple" xlink:href="https://github.com/DimitriJunker/DYJOSM" text:style-name="Internet_20_link" text:visited-style-name="Visited_20_Internet_20_Link"><text:span text:style-name="T41">Github</text:span></text:a><text:span text:style-name="T41"> verteilt. </text:span></text:p>
      <text:p text:style-name="P25">Auf der obersten Ebene gibt es <text:bookmark-start text:name="__DdeLink__2309_3212140661"/><text:bookmark-start text:name="__DdeLink__2315_3212140661"/><text:span text:style-name="T42">dyjtrack</text:span><text:bookmark-end text:name="__DdeLink__2309_3212140661"/><text:bookmark-end text:name="__DdeLink__2315_3212140661"/><text:span text:style-name="T42">.pro und taho.pro und die Verzeichnisse Taho, dyjtrack und myLibsQT. In beiden Verzeichnissen jeweils auch ein entsprechendes .pro. Die erstgenannten sind die um eines der beiden Programme zu erzeugen, Sie führen jeweils mylibsqz.pro und das jeweilige pro im entsprechenden Unterordner aus</text:span><text:bookmark-start text:name="__DdeLink__3778_366961354"/><text:bookmark-start text:name="__DdeLink__2883_719061994"/></text:p>
      <text:p text:style-name="P26">Im Ordner installation befinden sich <text:span text:style-name="T44">jeweils </text:span>die beiden iss Files für <text:a xlink:type="simple" xlink:href="http://www.jrsoftware.org/isinfo.php" text:style-name="Internet_20_link" text:visited-style-name="Visited_20_Internet_20_Link">InnoSetup</text:a> <text:span text:style-name="T43">um die 32 bzw 64Bit Installationsfiles zu erzeugen.</text:span><text:bookmark-start text:name="__DdeLink__2488_1430242705"/><text:bookmark-start text:name="__DdeLink__3941_1430242705"/></text:p>
      <text:list xml:id="list123161224638505" text:continue-numbering="true" text:style-name="Outline">
        <text:list-item>
          <text:list>
            <text:list-item>
              <text:list>
                <text:list-item>
                  <text:h text:style-name="Anleitung_20_3" text:outline-level="3"><text:bookmark-start text:name="__RefHeading___Toc2445_2461276693"/>Nomenklatur der Branches/Comits<text:bookmark-end text:name="__RefHeading___Toc2445_2461276693"/></text:h>
                </text:list-item>
              </text:list>
            </text:list-item>
          </text:list>
        </text:list-item>
      </text:list>
      <text:p text:style-name="P27"><text:span text:style-name="T43">Zu</text:span><text:bookmark-end text:name="__DdeLink__2488_1430242705"/><text:span text:style-name="T43"> </text:span><text:bookmark-end text:name="__DdeLink__3941_1430242705"/><text:span text:style-name="T43">jeder veröffentlichten Binary Version sollte es ein korespondierendes Comit geben, also z.B. </text:span><text:bookmark-start text:name="__DdeLink__2318_3212140661"/><text:span text:style-name="T43">dyjtrack</text:span><text:bookmark-start text:name="__DdeLink__1371_1151091284"/><text:span text:style-name="T43">_</text:span><text:bookmark-end text:name="__DdeLink__1371_1151091284"/><text:span text:style-name="T43">2.8</text:span><text:bookmark-end text:name="__DdeLink__2318_3212140661"/><text:span text:style-name="T43">. Da man nicht für jede kleine Änderung gleich eine neue Version rausgeben wird schlage ich vor an die Versionsnummer jeweils pro Änderungspunkt der Versionsnummer einen Buschstaben anzuhängen, Also die dyjtrack</text:span><text:bookmark-start text:name="__DdeLink__1371_11510912841"/><text:span text:style-name="T43">_</text:span><text:bookmark-end text:name="__DdeLink__1371_11510912841"/><text:span text:style-name="T43">2.8 a für die erste, dann dyjtrack</text:span><text:bookmark-start text:name="__DdeLink__1371_11510912842"/><text:span text:style-name="T43">_</text:span><text:bookmark-end text:name="__DdeLink__1371_11510912842"/><text:span text:style-name="T43">2.8b,… und am Ende eben </text:span><text:bookmark-end text:name="__DdeLink__3778_366961354"/><text:bookmark-end text:name="__DdeLink__2883_719061994"/><text:span text:style-name="T43">dyjtrack</text:span><text:bookmark-start text:name="__DdeLink__1371_11510912843"/><text:span text:style-name="T43">_</text:span><text:bookmark-end text:name="__DdeLink__1371_11510912843"/><text:span text:style-name="T43">2.8 </text:span><text:bookmark-start text:name="__DdeLink__1373_1151091284"/><text:span text:style-name="T43">Da sich im Repository auch die Quellen für Taho befinden ist das Taho_ bzw dyjtrack_ am Anfang nötig.</text:span><text:bookmark-start text:name="__DdeLink__1375_1151091284"/><text:bookmark-start text:name="__DdeLink__2492_1430242705"/><text:bookmark-start text:name="__DdeLink__3946_1430242705"/><text:bookmark-end text:name="__DdeLink__1373_1151091284"/></text:p>
      <text:p text:style-name="P18">Nach dem Linken muß man noch die nötigen dlls... zu <text:span text:style-name="T43">dyjtrack</text:span><text:bookmark text:name="__DdeLink__1371_11510912844"/> exe kopieren, dies geschieht am einfachsten mit dem Tool windeployqt.exe Dies befindet sich bei mir z.B. in: C:\Qt\5.12.0\mingw73_64\bin\windeployqt.exe Der genaue Pfad hängt natürlich vom Installationsort <text:span text:style-name="T45">von QT </text:span>und dem gewählten Kit ab.<text:bookmark-end text:name="__DdeLink__1375_1151091284"/><text:bookmark-end text:name="__DdeLink__2492_1430242705"/><text:bookmark-end text:name="__DdeLink__3946_1430242705"/></text:p>
      <text:p text:style-name="P11"><text:a xlink:type="simple" xlink:href="http://www.dimitri-junker.de/html/openstreetmap.html" text:style-name="Internet_20_link" text:visited-style-name="Visited_20_Internet_20_Link"/></text:p>
      <text:p text:style-name="P11"/>
      <text:p text:style-name="P11">Dimitri Junker</text:p>
      <text:list xml:id="list123159930214186" text:continue-numbering="true" text:style-name="Outline">
        <text:list-item>
          <text:h text:style-name="ANleitung_20_1" text:outline-level="1"><text:bookmark-start text:name="__RefHeading__1498_1626246058"/>Änderungen seit Version <text:span text:style-name="T39">2</text:span>.00<text:bookmark-end text:name="__RefHeading__1498_1626246058"/></text:h>
        </text:list-item>
      </text:list>
      <text:p text:style-name="P9"/>
      <text:p text:style-name="P7"><text:bookmark-start text:name="__DdeLink__5163_2461276693"/><text:span text:style-name="T34">2</text:span>.0<text:span text:style-name="T46">8</text:span> vom <text:span text:style-name="T39">14.3</text:span>.201<text:span text:style-name="T39">9</text:span></text:p>
      <text:list xml:id="list3032834270" text:style-name="L8">
        <text:list-item>
          <text:p text:style-name="P62"><text:span text:style-name="T7">H</text:span><text:span text:style-name="T1">auptsächlich interne Änderungen, In der Benutzung sollte sich nichts geändert haben</text:span></text:p>
        </text:list-item>
        <text:list-item>
          <text:p text:style-name="P50">Jetzt gibt es sowohl eine 32 als auch eine 64Bit Versionen.</text:p>
        </text:list-item>
        <text:list-item>
          <text:p text:style-name="P50">Dem alten Install fehlte der Platforms Ordner</text:p>
          <text:p text:style-name="P50"><text:s/></text:p>
        </text:list-item>
      </text:list>
      <text:p text:style-name="P7"><text:bookmark-start text:name="__DdeLink__1023_2461276693"/><text:span text:style-name="T34">2</text:span>.0<text:span text:style-name="T33">7</text:span> vom <text:span text:style-name="T39">1.1</text:span>.201<text:span text:style-name="T39">9</text:span></text:p>
      <text:list xml:id="list3687786724" text:style-name="L9">
        <text:list-item>
          <text:p text:style-name="P51"><text:bookmark-start text:name="__DdeLink__1396_1751400362"/>P<text:bookmark-end text:name="__DdeLink__1023_2461276693"/>latzhalter in Quell URLs erweitert, statt $x funktioniert jetzt auch {x} und ${x}, <text:s/>Groß/Kleinschreibung ist auch egal. Außerdem gibt es einen neuen Platzhalter für IDs die man bei Quellen bekommt bei denen man sich anmelden muss, wie thunderforest und <text:bookmark-start text:name="__DdeLink__1025_2461276693"/>maptiler.<text:bookmark-end text:name="__DdeLink__1396_1751400362"/></text:p>
        </text:list-item>
        <text:list-item>
          <text:p text:style-name="P38"><text:bookmark-start text:name="__DdeLink__1400_1954125955"/><text:span text:style-name="T1">Die QuellURLs werden jetzt nur noch in den Files defsrcP.taho und mydefsrc.taho </text:span><text:bookmark-end text:name="__DdeLink__1025_2461276693"/><text:span text:style-name="T1">gespeichert, </text:span><text:span text:style-name="T5">n</text:span><text:span text:style-name="T1">icht mehr im Programm. Dabei merkt sich Taho welche Quellen aus welcher Datei gelesen wurde, so kann defsrcP.taho bei einem Update einfach überschrieben werden ohne mydefsrc.taho zu ändern. Damit ist auch "Export Src" </text:span><text:span text:style-name="T5">o</text:span><text:span text:style-name="T1">bsolet.</text:span><text:bookmark-end text:name="__DdeLink__1400_1954125955"/></text:p>
        </text:list-item>
        <text:list-item>
          <text:p text:style-name="P38"><text:span text:style-name="T5">Deshalb </text:span><text:bookmark-start text:name="__DdeLink__1394_1751400362"/><text:span text:style-name="T1">muß jetzt auch im Taho File markiert werden welche Quelle als Standard verwende</text:span><text:span text:style-name="T5">t</text:span><text:span text:style-name="T1"> werden soll. Dazu dient Typ=100</text:span><text:bookmark-end text:name="__DdeLink__1394_1751400362"/></text:p>
        </text:list-item>
        <text:list-item>
          <text:p text:style-name="P51">Konnte ein Tile nicht geladen werden wurde bisher versucht es durch ein Tile der Standardquelle zu ersetzen, dies brachte aber nicht viel und war nur aufwendig.</text:p>
        </text:list-item>
        <text:list-item>
          <text:p text:style-name="P51">viele URLs die früher mit http begannen beginnen jetzt mit https</text:p>
        </text:list-item>
        <text:list-item>
          <text:p text:style-name="P51">andere kleine Bugs behoben</text:p>
        </text:list-item>
      </text:list>
      <text:p text:style-name="P8"/>
      <text:p text:style-name="P63"><text:bookmark-end text:name="__DdeLink__5163_2461276693"/></text:p>
      <text:p text:style-name="P32"><text:bookmark-start text:name="__DdeLink__3508_3713751945"/><text:bookmark-start text:name="__DdeLink__6189_3713751945"/><text:span text:style-name="T16">2</text:span><text:bookmark-start text:name="__DdeLink__1275_130254367711"/><text:span text:style-name="T13">.0</text:span><text:span text:style-name="T19">6</text:span><text:span text:style-name="T13"> vom </text:span><text:span text:style-name="T19">9</text:span><text:span text:style-name="T17">.</text:span><text:span text:style-name="T19">6</text:span><text:span text:style-name="T13">.201</text:span><text:span text:style-name="T19">8</text:span><text:bookmark-end text:name="__DdeLink__1275_130254367711"/></text:p>
      <text:list xml:id="list472172216" text:style-name="L10">
        <text:list-item>
          <text:p text:style-name="P39">Änderte man das Startdatum eines gpx Files hatte dies keine Auswirkung auf die Anzeige und Sortierung.</text:p>
        </text:list-item>
        <text:list-item>
          <text:p text:style-name="P39">SortByDate wurde nicht im dyt gespeichert.</text:p>
        </text:list-item>
        <text:list-item>
          <text:p text:style-name="P39">Man kann jetzt bei den Eigenschaften eines gpx Tracks bei der Farbe zwischen normal, Flug und beliebig wählen.<text:bookmark-end text:name="__DdeLink__3508_3713751945"/></text:p>
        </text:list-item>
        <text:list-item>
          <text:p text:style-name="P55">Es gibt 2 URLs die in <text:span text:style-name="T30">DYJTrack</text:span> benutzt werden, diese waren:</text:p>
          <text:p text:style-name="P82"><text:a xlink:type="simple" xlink:href="http://www.oche.de/~junker/OSM/taho/tna.png" text:style-name="Internet_20_link" text:visited-style-name="Visited_20_Internet_20_Link">http://www.oche.de/~junker/OSM/taho/tna.png</text:a><text:span text:style-name="T4"><text:line-break/></text:span>http://www.oche.de/~junker/OSM/bbox-tool/bbox.html</text:p>
          <text:p text:style-name="P83"><text:span text:style-name="T31">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31">Diese URL ist ab jetzt im </text:span><text:span text:style-name="T32">dyt</text:span><text:span text:style-name="T31">-File konfigurirbar.</text:span></text:p>
        </text:list-item>
      </text:list>
      <text:list xml:id="list3566739049" text:style-name="L11">
        <text:list-header>
          <text:p text:style-name="P64"/>
        </text:list-header>
      </text:list>
      <text:p text:style-name="P20"><text:bookmark-start text:name="__DdeLink__928_1593463249"/><text:bookmark-start text:name="__DdeLink__958_3713751945"/><text:bookmark-end text:name="__DdeLink__6189_3713751945"/><text:span text:style-name="T16">2</text:span><text:bookmark-start text:name="__DdeLink__1275_13025436771"/><text:span text:style-name="T13">.0</text:span><text:span text:style-name="T17">5</text:span><text:span text:style-name="T13"> vom </text:span><text:span text:style-name="T17">25.7</text:span><text:span text:style-name="T13">.201</text:span><text:span text:style-name="T17">7</text:span><text:bookmark-end text:name="__DdeLink__1275_13025436771"/></text:p>
      <text:list xml:id="list123160750946606" text:continue-numbering="true" text:style-name="L11">
        <text:list-header>
          <text:p text:style-name="P65"/>
        </text:list-header>
        <text:list-item>
          <text:p text:style-name="P56"><text:bookmark-end text:name="__DdeLink__958_3713751945"/>Der Fenstertitel enthält jetzt den Pfad des Projektes</text:p>
        </text:list-item>
        <text:list-item>
          <text:p text:style-name="P56">Neuer Menüpunkt „neues Projekt“</text:p>
        </text:list-item>
        <text:list-item>
          <text:p text:style-name="P40"><text:span text:style-name="T3">manuell eingegebene Werte für die Bereiche wurden nicht übernommen.</text:span><text:bookmark-end text:name="__DdeLink__928_1593463249"/><text:span text:style-name="T18"><text:line-break/></text:span></text:p>
        </text:list-item>
      </text:list>
      <text:p text:style-name="P6"><text:bookmark-start text:name="__DdeLink__924_1593463249"/><text:span text:style-name="T27">2</text:span><text:bookmark-start text:name="__DdeLink__1275_1302543677"/>.0<text:span text:style-name="T28">4</text:span> vom <text:span text:style-name="T27">7</text:span>.<text:span text:style-name="T28">8</text:span>.201<text:span text:style-name="T28">6</text:span><text:bookmark-end text:name="__DdeLink__1275_1302543677"/><text:span text:style-name="T28"><text:line-break/></text:span></text:p>
      <text:list xml:id="list3460727171" text:style-name="L12">
        <text:list-item>
          <text:p text:style-name="P57">E<text:bookmark-end text:name="__DdeLink__924_1593463249"/>inige Quellen wurden abgeschaltet, andere verschoben und neue gibt es auch.</text:p>
        </text:list-item>
        <text:list-item>
          <text:p text:style-name="P57"><text:bookmark-start text:name="__DdeLink__1277_1302543677"/>Die Verwaltung der obsoleten Quellen überarbeitet, sie stehen jetzt auch im *.taho File<text:bookmark-end text:name="__DdeLink__1277_1302543677"/></text:p>
        </text:list-item>
        <text:list-item>
          <text:p text:style-name="P58">Copyrightdialog hinzugefügt.<text:line-break/></text:p>
        </text:list-item>
      </text:list>
      <text:p text:style-name="P21"><text:bookmark-start text:name="__DdeLink__1697_707322118"/><text:span text:style-name="T13">2.0</text:span><text:span text:style-name="T15">3</text:span><text:span text:style-name="T13"> vom 1</text:span><text:span text:style-name="T15">4</text:span><text:span text:style-name="T13">.</text:span><text:span text:style-name="T15">4</text:span><text:span text:style-name="T13">.201</text:span><text:span text:style-name="T15">6</text:span><text:span text:style-name="T13"><text:line-break/></text:span></text:p>
      <text:list xml:id="list830462352" text:style-name="L13">
        <text:list-item>
          <text:p text:style-name="P59">Die Tiles wurden nicht aus dem Cache genommen sondern immer wieder neu geladen -&gt; sehr langsam.</text:p>
        </text:list-item>
        <text:list-item>
          <text:p text:style-name="P59">Die Leseroutine für DYT Files hatte einen Fehler, dadurch ging z.B. das Datum von Flügen verloren.</text:p>
        </text:list-item>
        <text:list-item>
          <text:p text:style-name="P66"><text:span text:style-name="T1">Einige Tastaturshortcuts u.ä. eingefügt: zum Löschen und Ändern von Gpx-Files und Flügen</text:span><text:bookmark-end text:name="__DdeLink__1697_707322118"/><text:span text:style-name="T1">.</text:span></text:p>
        </text:list-item>
        <text:list-item>
          <text:p text:style-name="P66"><text:span text:style-name="T2">Menü Hilfe funktionierte nicht.</text:span><text:span text:style-name="T1"><text:line-break/></text:span></text:p>
        </text:list-item>
      </text:list>
      <text:p text:style-name="P5"><text:bookmark-start text:name="__DdeLink__837_707322118"/>2.0<text:span text:style-name="T23">2</text:span> vom 1<text:span text:style-name="T23">9</text:span>.<text:span text:style-name="T23">10</text:span>.2015<text:line-break/></text:p>
      <text:list xml:id="list1099031286" text:style-name="L14">
        <text:list-item>
          <text:p text:style-name="P67"><text:span text:style-name="T1">Endlic</text:span><text:bookmark-end text:name="__DdeLink__837_707322118"/><text:span text:style-name="T1">h eine einfache Lösung für das </text:span><text:a xlink:type="simple" xlink:href="#3.6.Bearbeiten/HTML erstellen|outline" text:style-name="Internet_20_link" text:visited-style-name="Visited_20_Internet_20_Link"><text:span text:style-name="T13">Openlayers Problem</text:span></text:a><text:span text:style-name="T1"> gefunden.</text:span></text:p>
        </text:list-item>
        <text:list-item>
          <text:p text:style-name="P60">Fehlerbehandlung überarbeitet.</text:p>
        </text:list-item>
        <text:list-item>
          <text:p text:style-name="P60">Jetzt mit Installationsprogramm.<text:line-break/></text:p>
        </text:list-item>
      </text:list>
      <text:p text:style-name="P4"><text:bookmark-start text:name="__DdeLink__779_209087110"/>2.01 vom 10.5.2015<text:line-break/></text:p>
      <text:list xml:id="list507990824" text:style-name="L15">
        <text:list-item>
          <text:p text:style-name="P52">Bei ausgiebiger eigener Nutzung viele Kleinigkeiten korrigiert/verbessert.<text:bookmark-end text:name="__DdeLink__779_209087110"/></text:p>
        </text:list-item>
      </text:list>
      <text:p text:style-name="P17"/>
      <text:p text:style-name="P3"><text:bookmark-start text:name="__DdeLink__751_1961428037"/>2.00ß V2 vom 6.12.2014<text:line-break/></text:p>
      <text:list xml:id="list4157241805" text:style-name="L16">
        <text:list-item>
          <text:p text:style-name="P53">Im Binary-Paket fe<text:bookmark-end text:name="__DdeLink__751_1961428037"/>hlte eine dll. Am Programm oder dem Source Paket hat sich nichts geändert.</text:p>
        </text:list-item>
      </text:list>
      <text:p text:style-name="P54"><text:line-break/></text:p>
      <text:p text:style-name="P22"><text:soft-page-break/><text:span text:style-name="T13">2</text:span><text:bookmark-start text:name="__DdeLink__1835_856668453"/><text:span text:style-name="T13">.00ß vom 2.12.14</text:span><text:bookmark-end text:name="__DdeLink__1835_856668453"/><text:span text:style-name="T13"><text:line-break/></text:span></text:p>
      <text:list xml:id="list46371174" text:style-name="L17">
        <text:list-item>
          <text:p text:style-name="P48">Erste mit QT-Creator erzeugte Version, deshalb intern fast ein neues Programm, für den User hat sich aber wenig geändert. Es ist aber noch recht wenig getestet, deshalb das ß. </text:p>
          <text:p text:style-name="P69"/>
        </text:list-item>
      </text:list>
      <text:list xml:id="list2640264491" text:style-name="L18">
        <text:list-item>
          <text:list>
            <text:list-header>
              <text:p text:style-name="P49"/>
            </text:list-header>
          </text:list>
        </text:list-item>
      </text:list>
      <text:list xml:id="list123159510722751" text:continue-list="list123159930214186" text:style-name="Outline">
        <text:list-item>
          <text:h text:style-name="P72" text:outline-level="1"><text:bookmark-start text:name="__RefHeading__1500_1626246058"/>Bekannte Bugs und Aussicht<text:bookmark-end text:name="__RefHeading__1500_1626246058"/></text:h>
        </text:list-item>
      </text:list>
      <text:list xml:id="list2570131608" text:style-name="L19">
        <text:list-item>
          <text:p text:style-name="P42">Bei Karten der Polregionen gibt es Problem, dies ist einfach eine Einschränkung von OSM und vielen anderen Kartenquellen, sollte aber abgefangen werden.</text:p>
        </text:list-item>
        <text:list-item>
          <text:p text:style-name="P42">Das man zur Eingabe/Änderung von Kartenquellen die Taho-Files per Editor anpassen muß ist unschön.</text:p>
        </text:list-item>
        <text:list-item>
          <text:p text:style-name="P42">Die Auswahl der Bereiche soll irgendwann mal Programmintern möglich sein, also ohne Browser und Bbox-Too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Junker</meta:initial-creator>
    <meta:creation-date>2010-05-04T23:48:25.48</meta:creation-date>
    <dc:date>2019-08-30T12:31:58.762000000</dc:date>
    <meta:editing-duration>P1DT18H38M34S</meta:editing-duration>
    <meta:editing-cycles>71</meta:editing-cycles>
    <meta:generator>LibreOffice/6.2.5.2$Windows_X86_64 LibreOffice_project/1ec314fa52f458adc18c4f025c545a4e8b22c159</meta:generator>
    <dc:creator>Dimitri Junker</dc:creator>
    <meta:document-statistic meta:table-count="0" meta:image-count="0" meta:object-count="0" meta:page-count="11" meta:paragraph-count="197" meta:word-count="3889" meta:character-count="25803" meta:non-whitespace-character-count="22131"/>
  </office:meta>
</office:document-meta>
</file>